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24-08-06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1424" calcext:value-type="float">
            <text:p>106.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24-05-21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03928" calcext:value-type="float">
            <text:p>106.10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24-04-11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97248" calcext:value-type="float">
            <text:p>105.99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24-02-05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2468" calcext:value-type="float">
            <text:p>106.02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23-11-08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5328" calcext:value-type="float">
            <text:p>106.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23-08-08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25848" calcext:value-type="float">
            <text:p>106.22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23-05-25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83176" calcext:value-type="float">
            <text:p>106.18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23-04-27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82592" calcext:value-type="float">
            <text:p>106.08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23-02-22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43552" calcext:value-type="float">
            <text:p>106.14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22-11-07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28312" calcext:value-type="float">
            <text:p>106.12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22-08-08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4848" calcext:value-type="float">
            <text:p>105.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22-05-05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73576" calcext:value-type="float">
            <text:p>105.57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22-04-21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33952" calcext:value-type="float">
            <text:p>105.53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22-02-03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07104" calcext:value-type="float">
            <text:p>105.60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21-12-02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86352" calcext:value-type="float">
            <text:p>105.68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21-11-09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5892" calcext:value-type="float">
            <text:p>105.65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21-08-03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4744" calcext:value-type="float">
            <text:p>105.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21-05-05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45688" calcext:value-type="float">
            <text:p>104.94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21-04-22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7296" calcext:value-type="float">
            <text:p>104.85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21-02-03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1576" calcext:value-type="float">
            <text:p>104.8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20-11-12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94456" calcext:value-type="float">
            <text:p>104.99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20-11-02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97504" calcext:value-type="float">
            <text:p>104.99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20-08-13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35376" calcext:value-type="float">
            <text:p>104.7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20-05-12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6672" calcext:value-type="float">
            <text:p>104.43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20-04-14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7904" calcext:value-type="float">
            <text:p>104.38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20-02-05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9-11-14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9-08-07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4064" calcext:value-type="float">
            <text:p>104.1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9-05-14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0952" calcext:value-type="float">
            <text:p>104.3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9-05-02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0576" calcext:value-type="float">
            <text:p>104.4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9-04-11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9-02-12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9888" calcext:value-type="float">
            <text:p>104.25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8-11-20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8-09-25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1224" calcext:value-type="float">
            <text:p>104.2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8-08-08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3416" calcext:value-type="float">
            <text:p>104.29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8-05-03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42056" calcext:value-type="float">
            <text:p>104.84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8-03-26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9864" calcext:value-type="float">
            <text:p>104.82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8-02-06 2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38424" calcext:value-type="float">
            <text:p>104.73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7-12-13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90824" calcext:value-type="float">
            <text:p>104.89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7-11-07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50488" calcext:value-type="float">
            <text:p>105.25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7-10-17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57168" calcext:value-type="float">
            <text:p>105.35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7-09-12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11448" calcext:value-type="float">
            <text:p>105.31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7-08-10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3744" calcext:value-type="float">
            <text:p>105.39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7-07-17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85184" calcext:value-type="float">
            <text:p>105.48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7-06-07 2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77792" calcext:value-type="float">
            <text:p>105.77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7-05-17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64304" calcext:value-type="float">
            <text:p>106.06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7-04-17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75912" calcext:value-type="float">
            <text:p>105.97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7-04-11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83888" calcext:value-type="float">
            <text:p>105.78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7-03-09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6372" calcext:value-type="float">
            <text:p>105.96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7-02-08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05808" calcext:value-type="float">
            <text:p>105.90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7-01-12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53992" calcext:value-type="float">
            <text:p>105.85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6-12-13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9608" calcext:value-type="float">
            <text:p>105.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6-11-03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72864" calcext:value-type="float">
            <text:p>105.97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6-10-19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34408" calcext:value-type="float">
            <text:p>106.13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6-09-12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21632" calcext:value-type="float">
            <text:p>106.02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6-08-08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418" calcext:value-type="float">
            <text:p>105.84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6-07-14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4368" calcext:value-type="float">
            <text:p>105.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6-05-11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05808" calcext:value-type="float">
            <text:p>105.90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6-04-25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894" calcext:value-type="float">
            <text:p>105.68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6-03-10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60088" calcext:value-type="float">
            <text:p>105.86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6-02-09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0464" calcext:value-type="float">
            <text:p>105.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6-01-13 22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65016" calcext:value-type="float">
            <text:p>105.66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5-12-14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53992" calcext:value-type="float">
            <text:p>105.85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5-11-09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17416" calcext:value-type="float">
            <text:p>105.81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5-10-19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08272" calcext:value-type="float">
            <text:p>105.80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5-09-16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5036" calcext:value-type="float">
            <text:p>105.75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5-08-12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68064" calcext:value-type="float">
            <text:p>105.66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5-07-21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4368" calcext:value-type="float">
            <text:p>105.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5-06-03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37584" calcext:value-type="float">
            <text:p>105.63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5-05-11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49776" calcext:value-type="float">
            <text:p>105.64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5-04-15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55872" calcext:value-type="float">
            <text:p>105.65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5-03-10 2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85768" calcext:value-type="float">
            <text:p>105.58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5-02-04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7604" calcext:value-type="float">
            <text:p>105.47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5-01-12 2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2176" calcext:value-type="float">
            <text:p>105.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4-12-02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79672" calcext:value-type="float">
            <text:p>105.57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4-11-12 2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22344" calcext:value-type="float">
            <text:p>105.62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4-10-06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9296" calcext:value-type="float">
            <text:p>105.61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4-09-22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32" calcext:value-type="float">
            <text:p>105.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4-08-05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42512" calcext:value-type="float">
            <text:p>105.44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4-07-02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75456" calcext:value-type="float">
            <text:p>105.37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4-06-09 2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2364" calcext:value-type="float">
            <text:p>105.32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4-05-05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65728" calcext:value-type="float">
            <text:p>105.26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4-03-31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37712" calcext:value-type="float">
            <text:p>105.13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4-03-06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6" calcext:value-type="float">
            <text:p>105.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4-02-05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88944" calcext:value-type="float">
            <text:p>105.08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4-01-08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22472" calcext:value-type="float">
            <text:p>105.12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3-12-05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77336" calcext:value-type="float">
            <text:p>105.17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3-11-14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95624" calcext:value-type="float">
            <text:p>105.19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3-10-17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65144" calcext:value-type="float">
            <text:p>105.16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3-09-12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24936" calcext:value-type="float">
            <text:p>105.02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3-08-01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6712" calcext:value-type="float">
            <text:p>104.75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3-07-02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736" calcext:value-type="float">
            <text:p>104.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3-06-04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8216" calcext:value-type="float">
            <text:p>104.5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3-05-02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7256" calcext:value-type="float">
            <text:p>104.5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3-04-17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0744" calcext:value-type="float">
            <text:p>104.25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3-03-06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3-02-05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3-01-08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6088" calcext:value-type="float">
            <text:p>104.33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2-12-03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0784" calcext:value-type="float">
            <text:p>104.5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2-11-13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4312" calcext:value-type="float">
            <text:p>104.6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2-10-10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25648" calcext:value-type="float">
            <text:p>104.62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2-09-10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9448" calcext:value-type="float">
            <text:p>104.5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2-08-08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9992" calcext:value-type="float">
            <text:p>104.3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2-07-17 0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636" calcext:value-type="float">
            <text:p>104.2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2-06-04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1496" calcext:value-type="float">
            <text:p>104.17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2-05-01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32456" calcext:value-type="float">
            <text:p>104.23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2-04-23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35504" calcext:value-type="float">
            <text:p>104.23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2-03-06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1224" calcext:value-type="float">
            <text:p>104.2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2-02-06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2-01-05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01976" calcext:value-type="float">
            <text:p>104.2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1-12-05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1-11-03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7904" calcext:value-type="float">
            <text:p>104.38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1-10-24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0576" calcext:value-type="float">
            <text:p>104.4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1-09-12 2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0952" calcext:value-type="float">
            <text:p>104.3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1-08-03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068" calcext:value-type="float">
            <text:p>104.5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1-07-18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8968" calcext:value-type="float">
            <text:p>104.51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1-06-27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6672" calcext:value-type="float">
            <text:p>104.43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1-06-02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3352" calcext:value-type="float">
            <text:p>104.54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1-05-03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1-04-26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0304" calcext:value-type="float">
            <text:p>104.5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1-03-09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1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7904" calcext:value-type="float">
            <text:p>104.38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1-01-12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3144" calcext:value-type="float">
            <text:p>104.4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0-12-09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8488" calcext:value-type="float">
            <text:p>104.4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0-11-02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5168" calcext:value-type="float">
            <text:p>104.5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0-10-06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1536" calcext:value-type="float">
            <text:p>104.4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0-09-02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2872" calcext:value-type="float">
            <text:p>104.5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0-08-02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068" calcext:value-type="float">
            <text:p>104.5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0-07-14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46984" calcext:value-type="float">
            <text:p>104.64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0-06-08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99384" calcext:value-type="float">
            <text:p>104.79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0-05-17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2224" calcext:value-type="float">
            <text:p>104.6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0-04-07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28696" calcext:value-type="float">
            <text:p>104.6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0-03-03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0784" calcext:value-type="float">
            <text:p>104.5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0-02-04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10-01-04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9-12-01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3456" calcext:value-type="float">
            <text:p>104.6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9-11-02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6712" calcext:value-type="float">
            <text:p>104.75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9-10-08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4248" calcext:value-type="float">
            <text:p>104.85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9-09-09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99968" calcext:value-type="float">
            <text:p>104.89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9-08-04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33496" calcext:value-type="float">
            <text:p>104.93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9-07-08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03016" calcext:value-type="float">
            <text:p>104.90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9-06-01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644" calcext:value-type="float">
            <text:p>104.86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9-05-04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48152" calcext:value-type="float">
            <text:p>104.84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9-04-0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9488" calcext:value-type="float">
            <text:p>104.86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9-03-03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32912" calcext:value-type="float">
            <text:p>104.83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9-02-03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42056" calcext:value-type="float">
            <text:p>104.84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9-01-06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60928" calcext:value-type="float">
            <text:p>104.96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8-12-09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70656" calcext:value-type="float">
            <text:p>105.07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8-11-03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1028" calcext:value-type="float">
            <text:p>105.11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8-09-30 2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87192" calcext:value-type="float">
            <text:p>104.7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8-09-16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02432" calcext:value-type="float">
            <text:p>104.8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8-08-04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0616" calcext:value-type="float">
            <text:p>104.7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8-07-09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34792" calcext:value-type="float">
            <text:p>104.63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8-06-03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43936" calcext:value-type="float">
            <text:p>104.6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8-05-13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9072" calcext:value-type="float">
            <text:p>104.5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8-04-21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5544" calcext:value-type="float">
            <text:p>104.55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8-03-11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8-02-05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8-01-08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9448" calcext:value-type="float">
            <text:p>104.5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7-12-11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0784" calcext:value-type="float">
            <text:p>104.5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7-11-06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25648" calcext:value-type="float">
            <text:p>104.62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7-10-01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7-09-04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9992" calcext:value-type="float">
            <text:p>104.3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7-08-06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5128" calcext:value-type="float">
            <text:p>104.2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7-07-05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9784" calcext:value-type="float">
            <text:p>104.1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7-06-11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7008" calcext:value-type="float">
            <text:p>104.0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7-05-07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4816" calcext:value-type="float">
            <text:p>104.06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7-04-16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6528" calcext:value-type="float">
            <text:p>104.0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7-03-07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2896" calcext:value-type="float">
            <text:p>103.9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7-02-01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7-01-04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2896" calcext:value-type="float">
            <text:p>103.9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6-12-11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7008" calcext:value-type="float">
            <text:p>104.0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6-11-06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6736" calcext:value-type="float">
            <text:p>104.1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6-10-17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4648" calcext:value-type="float">
            <text:p>104.24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6-09-07 1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348" calcext:value-type="float">
            <text:p>104.0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6-08-03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252" calcext:value-type="float">
            <text:p>103.9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6-07-19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6048" calcext:value-type="float">
            <text:p>104.0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6-06-05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7112" calcext:value-type="float">
            <text:p>104.14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6-05-10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68448" calcext:value-type="float">
            <text:p>104.1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6-05-03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3312" calcext:value-type="float">
            <text:p>104.22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6-03-28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8344" calcext:value-type="float">
            <text:p>104.0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6-03-02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8824" calcext:value-type="float">
            <text:p>104.1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6-02-09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444" calcext:value-type="float">
            <text:p>104.1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6-01-05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492" calcext:value-type="float">
            <text:p>104.1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5-12-06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1496" calcext:value-type="float">
            <text:p>104.17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5-11-01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6256" calcext:value-type="float">
            <text:p>104.1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5-10-05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4544" calcext:value-type="float">
            <text:p>104.1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5-09-14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5296" calcext:value-type="float">
            <text:p>104.09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5-08-03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3584" calcext:value-type="float">
            <text:p>104.11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5-07-20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9576" calcext:value-type="float">
            <text:p>104.0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5-07-13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34336" calcext:value-type="float">
            <text:p>104.03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5-06-06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6528" calcext:value-type="float">
            <text:p>104.0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5-05-03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1184" calcext:value-type="float">
            <text:p>103.9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5-04-21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4232" calcext:value-type="float">
            <text:p>103.9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5-03-23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5-03-10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5-02-03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5-01-04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4-12-15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4-12-01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4-10-12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392" calcext:value-type="float">
            <text:p>103.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4-09-07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9912" calcext:value-type="float">
            <text:p>103.6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4-07-21 13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0936" calcext:value-type="float">
            <text:p>103.50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4-07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2544" calcext:value-type="float">
            <text:p>103.41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4-06-01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0144" calcext:value-type="float">
            <text:p>103.26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4-05-04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4696" calcext:value-type="float">
            <text:p>103.10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4-04-08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5928" calcext:value-type="float">
            <text:p>103.05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4-03-31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5448" calcext:value-type="float">
            <text:p>103.02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4-03-04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8872" calcext:value-type="float">
            <text:p>102.98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4-02-03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2672" calcext:value-type="float">
            <text:p>102.91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4-01-05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048" calcext:value-type="float">
            <text:p>102.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3-12-04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476" calcext:value-type="float">
            <text:p>102.85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3-11-19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9416" calcext:value-type="float">
            <text:p>102.76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3-10-08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4072" calcext:value-type="float">
            <text:p>102.68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3-09-02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4344" calcext:value-type="float">
            <text:p>102.57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9376" calcext:value-type="float">
            <text:p>102.44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3-07-30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3-07-03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9544" calcext:value-type="float">
            <text:p>102.26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3-06-02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372" calcext:value-type="float">
            <text:p>102.15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3-05-06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9712" calcext:value-type="float">
            <text:p>102.08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3-04-10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0464" calcext:value-type="float">
            <text:p>102.0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3-03-26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3032" calcext:value-type="float">
            <text:p>101.9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3-03-04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036" calcext:value-type="float">
            <text:p>101.9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3-02-03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3784" calcext:value-type="float">
            <text:p>101.9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3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94" calcext:value-type="float">
            <text:p>101.8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2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2824" calcext:value-type="float">
            <text:p>101.8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2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5768" calcext:value-type="float">
            <text:p>101.77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2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94056" calcext:value-type="float">
            <text:p>101.79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2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7648" calcext:value-type="float">
            <text:p>101.57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2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504" calcext:value-type="float">
            <text:p>101.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2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4832" calcext:value-type="float">
            <text:p>101.14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2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7088" calcext:value-type="float">
            <text:p>100.90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2-05-01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8592" calcext:value-type="float">
            <text:p>100.74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2-03-26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2392" calcext:value-type="float">
            <text:p>100.67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2-02-06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2184" calcext:value-type="float">
            <text:p>100.53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2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8656" calcext:value-type="float">
            <text:p>100.49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1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8552" calcext:value-type="float">
            <text:p>100.42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1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492" calcext:value-type="float">
            <text:p>100.32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1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7384" calcext:value-type="float">
            <text:p>100.22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1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108" calcext:value-type="float">
            <text:p>100.0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1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5152" calcext:value-type="float">
            <text:p>99.89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1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8848" calcext:value-type="float">
            <text:p>99.74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1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3024" calcext:value-type="float">
            <text:p>99.63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1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768" calcext:value-type="float">
            <text:p>99.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1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1" calcext:value-type="float">
            <text:p>99.4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1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86" calcext:value-type="float">
            <text:p>99.2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1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1544" calcext:value-type="float">
            <text:p>99.22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0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5824" calcext:value-type="float">
            <text:p>99.17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0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7912" calcext:value-type="float">
            <text:p>99.11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0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6368" calcext:value-type="float">
            <text:p>98.95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0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664" calcext:value-type="float">
            <text:p>98.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0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0608" calcext:value-type="float">
            <text:p>98.59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0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38208" calcext:value-type="float">
            <text:p>98.43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0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0568" calcext:value-type="float">
            <text:p>98.2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0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7416" calcext:value-type="float">
            <text:p>98.1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0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4576" calcext:value-type="float">
            <text:p>98.3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0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9336" calcext:value-type="float">
            <text:p>98.3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0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8168" calcext:value-type="float">
            <text:p>98.1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2000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7688" calcext:value-type="float">
            <text:p>98.0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9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3512" calcext:value-type="float">
            <text:p>98.2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9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0192" calcext:value-type="float">
            <text:p>98.3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9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6184" calcext:value-type="float">
            <text:p>98.2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9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656" calcext:value-type="float">
            <text:p>98.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9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0464" calcext:value-type="float">
            <text:p>98.2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9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6224" calcext:value-type="float">
            <text:p>98.56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9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2088" calcext:value-type="float">
            <text:p>99.00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9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572" calcext:value-type="float">
            <text:p>99.10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9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8184" calcext:value-type="float">
            <text:p>99.00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9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35616" calcext:value-type="float">
            <text:p>99.03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9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2464" calcext:value-type="float">
            <text:p>98.96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8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8768" calcext:value-type="float">
            <text:p>99.10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8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4112" calcext:value-type="float">
            <text:p>99.19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8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3256" calcext:value-type="float">
            <text:p>99.20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8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4696" calcext:value-type="float">
            <text:p>99.29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8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9016" calcext:value-type="float">
            <text:p>99.56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8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82" calcext:value-type="float">
            <text:p>99.8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8-06-02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35944" calcext:value-type="float">
            <text:p>100.13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8-05-12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3" calcext:value-type="float">
            <text:p>100.2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8-04-13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15776" calcext:value-type="float">
            <text:p>100.31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8-03-12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7008" calcext:value-type="float">
            <text:p>100.26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8-02-11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9096" calcext:value-type="float">
            <text:p>100.2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8-01-29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5088" calcext:value-type="float">
            <text:p>100.14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7-12-08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6632" calcext:value-type="float">
            <text:p>100.30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7-11-19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5984" calcext:value-type="float">
            <text:p>100.45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7-10-06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972" calcext:value-type="float">
            <text:p>100.62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7-09-03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6128" calcext:value-type="float">
            <text:p>100.84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7-08-27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9176" calcext:value-type="float">
            <text:p>100.84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7-07-14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596" calcext:value-type="float">
            <text:p>101.02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7-06-09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0928" calcext:value-type="float">
            <text:p>101.15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7-05-12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264" calcext:value-type="float">
            <text:p>101.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7-04-30 1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408" calcext:value-type="float">
            <text:p>101.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7-03-24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7608" calcext:value-type="float">
            <text:p>101.25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7-02-2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3224" calcext:value-type="float">
            <text:p>101.23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7-01-21 2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0552" calcext:value-type="float">
            <text:p>101.19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6-12-17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2576" calcext:value-type="float">
            <text:p>101.38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6-12-04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5248" calcext:value-type="float">
            <text:p>101.42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6-10-16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17272" calcext:value-type="float">
            <text:p>101.6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6-09-03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5936" calcext:value-type="float">
            <text:p>101.59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6-08-27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1552" calcext:value-type="float">
            <text:p>101.57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6-07-17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9736" calcext:value-type="float">
            <text:p>101.51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6-06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2784" calcext:value-type="float">
            <text:p>101.52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6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31928" calcext:value-type="float">
            <text:p>101.53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6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0696" calcext:value-type="float">
            <text:p>101.58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6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2888" calcext:value-type="float">
            <text:p>101.59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6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9736" calcext:value-type="float">
            <text:p>101.51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5352" calcext:value-type="float">
            <text:p>101.49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5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936" calcext:value-type="float">
            <text:p>101.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5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748" calcext:value-type="float">
            <text:p>101.75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5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796" calcext:value-type="float">
            <text:p>101.78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5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94056" calcext:value-type="float">
            <text:p>101.79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704" calcext:value-type="float">
            <text:p>102.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5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7624" calcext:value-type="float">
            <text:p>102.14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5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7144" calcext:value-type="float">
            <text:p>102.11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5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752" calcext:value-type="float">
            <text:p>102.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5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0944" calcext:value-type="float">
            <text:p>102.0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5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58648" calcext:value-type="float">
            <text:p>101.9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4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6456" calcext:value-type="float">
            <text:p>101.94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4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52552" calcext:value-type="float">
            <text:p>101.9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4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4744" calcext:value-type="float">
            <text:p>101.9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4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464" calcext:value-type="float">
            <text:p>101.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4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1112" calcext:value-type="float">
            <text:p>101.8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1864" calcext:value-type="float">
            <text:p>101.78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4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1656" calcext:value-type="float">
            <text:p>101.64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46" calcext:value-type="float">
            <text:p>101.5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4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9736" calcext:value-type="float">
            <text:p>101.51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4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9632" calcext:value-type="float">
            <text:p>101.44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932" calcext:value-type="float">
            <text:p>101.23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4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1032" calcext:value-type="float">
            <text:p>101.22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4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0928" calcext:value-type="float">
            <text:p>101.15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4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5208" calcext:value-type="float">
            <text:p>101.10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3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5208" calcext:value-type="float">
            <text:p>101.10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3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9216" calcext:value-type="float">
            <text:p>101.16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3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4936" calcext:value-type="float">
            <text:p>101.21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3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1888" calcext:value-type="float">
            <text:p>101.21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3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1992" calcext:value-type="float">
            <text:p>101.28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3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9904" calcext:value-type="float">
            <text:p>101.33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3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9904" calcext:value-type="float">
            <text:p>101.33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3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1136" calcext:value-type="float">
            <text:p>101.29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3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1888" calcext:value-type="float">
            <text:p>101.21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0824" calcext:value-type="float">
            <text:p>101.08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3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5584" calcext:value-type="float">
            <text:p>101.06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1096" calcext:value-type="float">
            <text:p>100.97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2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1368" calcext:value-type="float">
            <text:p>100.86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2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7464" calcext:value-type="float">
            <text:p>100.86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2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4792" calcext:value-type="float">
            <text:p>100.82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2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9176" calcext:value-type="float">
            <text:p>100.84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2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64" calcext:value-type="float">
            <text:p>100.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2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6296" calcext:value-type="float">
            <text:p>100.66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2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2184" calcext:value-type="float">
            <text:p>100.53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2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208" calcext:value-type="float">
            <text:p>100.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2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18824" calcext:value-type="float">
            <text:p>100.31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2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3104" calcext:value-type="float">
            <text:p>100.27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2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3752" calcext:value-type="float">
            <text:p>100.12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2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108" calcext:value-type="float">
            <text:p>100.0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2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0872" calcext:value-type="float">
            <text:p>99.94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1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0016" calcext:value-type="float">
            <text:p>99.95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1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7072" calcext:value-type="float">
            <text:p>100.01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1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5736" calcext:value-type="float">
            <text:p>99.99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1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3544" calcext:value-type="float">
            <text:p>99.98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1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012" calcext:value-type="float">
            <text:p>100.02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1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0976" calcext:value-type="float">
            <text:p>100.01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1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1832" calcext:value-type="float">
            <text:p>100.00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1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296" calcext:value-type="float">
            <text:p>99.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1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5424" calcext:value-type="float">
            <text:p>99.78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1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8472" calcext:value-type="float">
            <text:p>99.78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1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152" calcext:value-type="float">
            <text:p>99.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5696" calcext:value-type="float">
            <text:p>99.6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1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3296" calcext:value-type="float">
            <text:p>99.52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1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3672" calcext:value-type="float">
            <text:p>99.48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1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1856" calcext:value-type="float">
            <text:p>99.43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1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004" calcext:value-type="float">
            <text:p>99.38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1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2984" calcext:value-type="float">
            <text:p>99.31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1648" calcext:value-type="float">
            <text:p>99.29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4216" calcext:value-type="float">
            <text:p>99.26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2024" calcext:value-type="float">
            <text:p>99.25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2504" calcext:value-type="float">
            <text:p>99.28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336" calcext:value-type="float">
            <text:p>99.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5552" calcext:value-type="float">
            <text:p>99.28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764" calcext:value-type="float">
            <text:p>99.22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24" calcext:value-type="float">
            <text:p>99.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1064" calcext:value-type="float">
            <text:p>99.19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2776" calcext:value-type="float">
            <text:p>99.17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3152" calcext:value-type="float">
            <text:p>99.13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9624" calcext:value-type="float">
            <text:p>99.09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6576" calcext:value-type="float">
            <text:p>99.09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7524" calcext:value-type="float">
            <text:p>99.0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1336" calcext:value-type="float">
            <text:p>99.0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4476" calcext:value-type="float">
            <text:p>99.04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03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952" calcext:value-type="float">
            <text:p>99.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03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6472" calcext:value-type="float">
            <text:p>99.02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03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8184" calcext:value-type="float">
            <text:p>99.00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03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9896" calcext:value-type="float">
            <text:p>98.98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03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284" calcext:value-type="float">
            <text:p>98.9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03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284" calcext:value-type="float">
            <text:p>98.9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02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0272" calcext:value-type="float">
            <text:p>98.9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0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5032" calcext:value-type="float">
            <text:p>98.93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0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6744" calcext:value-type="float">
            <text:p>98.91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0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712" calcext:value-type="float">
            <text:p>98.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0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9312" calcext:value-type="float">
            <text:p>98.88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0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1024" calcext:value-type="float">
            <text:p>98.87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01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14" calcext:value-type="float">
            <text:p>98.8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0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4448" calcext:value-type="float">
            <text:p>98.83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0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2736" calcext:value-type="float">
            <text:p>98.85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0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0064" calcext:value-type="float">
            <text:p>98.8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0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2256" calcext:value-type="float">
            <text:p>98.82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90-0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5304" calcext:value-type="float">
            <text:p>98.82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12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7016" calcext:value-type="float">
            <text:p>98.80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1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616" calcext:value-type="float">
            <text:p>98.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1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1776" calcext:value-type="float">
            <text:p>98.79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1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8728" calcext:value-type="float">
            <text:p>98.78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1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2632" calcext:value-type="float">
            <text:p>98.78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1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6536" calcext:value-type="float">
            <text:p>98.77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11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568" calcext:value-type="float">
            <text:p>98.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1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61296" calcext:value-type="float">
            <text:p>98.76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1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044" calcext:value-type="float">
            <text:p>98.7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1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7872" calcext:value-type="float">
            <text:p>98.79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1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9584" calcext:value-type="float">
            <text:p>98.77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1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10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3488" calcext:value-type="float">
            <text:p>98.77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472" calcext:value-type="float">
            <text:p>98.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3008" calcext:value-type="float">
            <text:p>98.74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996" calcext:value-type="float">
            <text:p>98.73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1672" calcext:value-type="float">
            <text:p>98.72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0816" calcext:value-type="float">
            <text:p>98.73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7288" calcext:value-type="float">
            <text:p>98.69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6912" calcext:value-type="float">
            <text:p>98.73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6432" calcext:value-type="float">
            <text:p>98.70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424" calcext:value-type="float">
            <text:p>98.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8144" calcext:value-type="float">
            <text:p>98.68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5096" calcext:value-type="float">
            <text:p>98.68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2424" calcext:value-type="float">
            <text:p>98.64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0712" calcext:value-type="float">
            <text:p>98.66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5472" calcext:value-type="float">
            <text:p>98.64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4136" calcext:value-type="float">
            <text:p>98.62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28" calcext:value-type="float">
            <text:p>98.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6704" calcext:value-type="float">
            <text:p>98.59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8416" calcext:value-type="float">
            <text:p>98.57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7936" calcext:value-type="float">
            <text:p>98.54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3552" calcext:value-type="float">
            <text:p>98.52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5264" calcext:value-type="float">
            <text:p>98.50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4784" calcext:value-type="float">
            <text:p>98.47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3448" calcext:value-type="float">
            <text:p>98.45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3824" calcext:value-type="float">
            <text:p>98.41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98584" calcext:value-type="float">
            <text:p>98.39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3344" calcext:value-type="float">
            <text:p>98.3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896" calcext:value-type="float">
            <text:p>98.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4576" calcext:value-type="float">
            <text:p>98.3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848" calcext:value-type="float">
            <text:p>98.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5432" calcext:value-type="float">
            <text:p>98.3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8" calcext:value-type="float">
            <text:p>98.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9712" calcext:value-type="float">
            <text:p>98.2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5328" calcext:value-type="float">
            <text:p>98.2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8752" calcext:value-type="float">
            <text:p>98.2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3136" calcext:value-type="float">
            <text:p>98.2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18" calcext:value-type="float">
            <text:p>98.2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3512" calcext:value-type="float">
            <text:p>98.2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5224" calcext:value-type="float">
            <text:p>98.1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3888" calcext:value-type="float">
            <text:p>98.16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1696" calcext:value-type="float">
            <text:p>98.1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1696" calcext:value-type="float">
            <text:p>98.1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88" calcext:value-type="float">
            <text:p>98.0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0256" calcext:value-type="float">
            <text:p>98.0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6832" calcext:value-type="float">
            <text:p>98.0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1968" calcext:value-type="float">
            <text:p>98.0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1968" calcext:value-type="float">
            <text:p>98.0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6728" calcext:value-type="float">
            <text:p>98.0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1864" calcext:value-type="float">
            <text:p>97.97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7104" calcext:value-type="float">
            <text:p>97.9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9672" calcext:value-type="float">
            <text:p>97.9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0528" calcext:value-type="float">
            <text:p>97.9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3096" calcext:value-type="float">
            <text:p>97.9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7856" calcext:value-type="float">
            <text:p>97.9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7272" calcext:value-type="float">
            <text:p>97.8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5184" calcext:value-type="float">
            <text:p>97.8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4704" calcext:value-type="float">
            <text:p>97.8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556" calcext:value-type="float">
            <text:p>97.8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46" calcext:value-type="float">
            <text:p>97.7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9-0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6312" calcext:value-type="float">
            <text:p>97.74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12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936" calcext:value-type="float">
            <text:p>97.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1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4496" calcext:value-type="float">
            <text:p>97.6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1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1072" calcext:value-type="float">
            <text:p>97.7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1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46" calcext:value-type="float">
            <text:p>97.7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1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8024" calcext:value-type="float">
            <text:p>97.7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1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4976" calcext:value-type="float">
            <text:p>97.7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11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3264" calcext:value-type="float">
            <text:p>97.7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1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268" calcext:value-type="float">
            <text:p>97.6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1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1448" calcext:value-type="float">
            <text:p>97.6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1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5352" calcext:value-type="float">
            <text:p>97.68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1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792" calcext:value-type="float">
            <text:p>97.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1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2304" calcext:value-type="float">
            <text:p>97.68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10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316" calcext:value-type="float">
            <text:p>97.67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1824" calcext:value-type="float">
            <text:p>97.65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6584" calcext:value-type="float">
            <text:p>97.6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8296" calcext:value-type="float">
            <text:p>97.61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5248" calcext:value-type="float">
            <text:p>97.6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8672" calcext:value-type="float">
            <text:p>97.5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8192" calcext:value-type="float">
            <text:p>97.5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0384" calcext:value-type="float">
            <text:p>97.5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4768" calcext:value-type="float">
            <text:p>97.5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2952" calcext:value-type="float">
            <text:p>97.5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2472" calcext:value-type="float">
            <text:p>97.5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2472" calcext:value-type="float">
            <text:p>97.5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3704" calcext:value-type="float">
            <text:p>97.4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98" calcext:value-type="float">
            <text:p>97.4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8464" calcext:value-type="float">
            <text:p>97.43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408" calcext:value-type="float">
            <text:p>97.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6168" calcext:value-type="float">
            <text:p>97.35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7024" calcext:value-type="float">
            <text:p>97.3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1784" calcext:value-type="float">
            <text:p>97.33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1304" calcext:value-type="float">
            <text:p>97.30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3872" calcext:value-type="float">
            <text:p>97.27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168" calcext:value-type="float">
            <text:p>97.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0344" calcext:value-type="float">
            <text:p>97.2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8528" calcext:value-type="float">
            <text:p>97.1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8904" calcext:value-type="float">
            <text:p>97.1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3664" calcext:value-type="float">
            <text:p>97.1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2328" calcext:value-type="float">
            <text:p>97.11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2704" calcext:value-type="float">
            <text:p>97.07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1368" calcext:value-type="float">
            <text:p>97.05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6128" calcext:value-type="float">
            <text:p>97.03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6504" calcext:value-type="float">
            <text:p>96.99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5544" calcext:value-type="float">
            <text:p>96.93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3832" calcext:value-type="float">
            <text:p>96.95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0304" calcext:value-type="float">
            <text:p>96.92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7256" calcext:value-type="float">
            <text:p>96.91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2016" calcext:value-type="float">
            <text:p>96.90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0304" calcext:value-type="float">
            <text:p>96.92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02" calcext:value-type="float">
            <text:p>96.8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02" calcext:value-type="float">
            <text:p>96.8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9824" calcext:value-type="float">
            <text:p>96.88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7152" calcext:value-type="float">
            <text:p>96.84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9824" calcext:value-type="float">
            <text:p>96.88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116" calcext:value-type="float">
            <text:p>96.91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3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2392" calcext:value-type="float">
            <text:p>96.86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3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1912" calcext:value-type="float">
            <text:p>96.83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3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5336" calcext:value-type="float">
            <text:p>96.79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3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352" calcext:value-type="float">
            <text:p>96.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3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2184" calcext:value-type="float">
            <text:p>96.72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3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1328" calcext:value-type="float">
            <text:p>96.73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2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8656" calcext:value-type="float">
            <text:p>96.68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1704" calcext:value-type="float">
            <text:p>96.69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9512" calcext:value-type="float">
            <text:p>96.67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5024" calcext:value-type="float">
            <text:p>96.58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9888" calcext:value-type="float">
            <text:p>96.63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0744" calcext:value-type="float">
            <text:p>96.63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1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54" calcext:value-type="float">
            <text:p>96.54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8928" calcext:value-type="float">
            <text:p>96.57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4544" calcext:value-type="float">
            <text:p>96.55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396" calcext:value-type="float">
            <text:p>96.45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0432" calcext:value-type="float">
            <text:p>96.42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2728" calcext:value-type="float">
            <text:p>96.50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8824" calcext:value-type="float">
            <text:p>96.50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2352" calcext:value-type="float">
            <text:p>96.54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968" calcext:value-type="float">
            <text:p>96.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4064" calcext:value-type="float">
            <text:p>96.52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064" calcext:value-type="float">
            <text:p>96.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1016" calcext:value-type="float">
            <text:p>96.52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7112" calcext:value-type="float">
            <text:p>96.52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0056" calcext:value-type="float">
            <text:p>96.46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3584" calcext:value-type="float">
            <text:p>96.49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2248" calcext:value-type="float">
            <text:p>96.47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4816" calcext:value-type="float">
            <text:p>96.44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7008" calcext:value-type="float">
            <text:p>96.45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3" calcext:value-type="float">
            <text:p>96.3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4336" calcext:value-type="float">
            <text:p>96.41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0808" calcext:value-type="float">
            <text:p>96.38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4712" calcext:value-type="float">
            <text:p>96.37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9472" calcext:value-type="float">
            <text:p>96.35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4712" calcext:value-type="float">
            <text:p>96.37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1184" calcext:value-type="float">
            <text:p>96.34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8512" calcext:value-type="float">
            <text:p>96.29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4128" calcext:value-type="float">
            <text:p>96.27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2792" calcext:value-type="float">
            <text:p>96.25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3168" calcext:value-type="float">
            <text:p>96.21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2688" calcext:value-type="float">
            <text:p>96.18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2208" calcext:value-type="float">
            <text:p>96.15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9536" calcext:value-type="float">
            <text:p>96.1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296" calcext:value-type="float">
            <text:p>96.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8576" calcext:value-type="float">
            <text:p>96.04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0288" calcext:value-type="float">
            <text:p>96.03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0288" calcext:value-type="float">
            <text:p>96.03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0184" calcext:value-type="float">
            <text:p>95.96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7512" calcext:value-type="float">
            <text:p>95.91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6176" calcext:value-type="float">
            <text:p>95.89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436" calcext:value-type="float">
            <text:p>95.84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0832" calcext:value-type="float">
            <text:p>95.8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3024" calcext:value-type="float">
            <text:p>95.8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3024" calcext:value-type="float">
            <text:p>95.8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3024" calcext:value-type="float">
            <text:p>95.8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96" calcext:value-type="float">
            <text:p>95.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0832" calcext:value-type="float">
            <text:p>95.8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484" calcext:value-type="float">
            <text:p>95.87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58" calcext:value-type="float">
            <text:p>95.9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58" calcext:value-type="float">
            <text:p>95.9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1896" calcext:value-type="float">
            <text:p>95.94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1896" calcext:value-type="float">
            <text:p>95.94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3608" calcext:value-type="float">
            <text:p>95.9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9872" calcext:value-type="float">
            <text:p>95.74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528" calcext:value-type="float">
            <text:p>95.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7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4528" calcext:value-type="float">
            <text:p>95.66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4736" calcext:value-type="float">
            <text:p>95.8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9056" calcext:value-type="float">
            <text:p>96.07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82" calcext:value-type="float">
            <text:p>96.0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0768" calcext:value-type="float">
            <text:p>96.06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7824" calcext:value-type="float">
            <text:p>96.12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7824" calcext:value-type="float">
            <text:p>96.12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964" calcext:value-type="float">
            <text:p>96.1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7072" calcext:value-type="float">
            <text:p>96.20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0976" calcext:value-type="float">
            <text:p>96.20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7552" calcext:value-type="float">
            <text:p>96.23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6216" calcext:value-type="float">
            <text:p>96.21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0224" calcext:value-type="float">
            <text:p>96.28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8888" calcext:value-type="float">
            <text:p>96.25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6696" calcext:value-type="float">
            <text:p>96.24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7656" calcext:value-type="float">
            <text:p>96.30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8136" calcext:value-type="float">
            <text:p>96.3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1184" calcext:value-type="float">
            <text:p>96.34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3376" calcext:value-type="float">
            <text:p>96.35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8616" calcext:value-type="float">
            <text:p>96.36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6904" calcext:value-type="float">
            <text:p>96.38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2896" calcext:value-type="float">
            <text:p>96.32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252" calcext:value-type="float">
            <text:p>96.36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728" calcext:value-type="float">
            <text:p>96.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9472" calcext:value-type="float">
            <text:p>96.35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8136" calcext:value-type="float">
            <text:p>96.3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204" calcext:value-type="float">
            <text:p>96.33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2416" calcext:value-type="float">
            <text:p>96.29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2416" calcext:value-type="float">
            <text:p>96.29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5464" calcext:value-type="float">
            <text:p>96.29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8032" calcext:value-type="float">
            <text:p>96.26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7552" calcext:value-type="float">
            <text:p>96.23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7072" calcext:value-type="float">
            <text:p>96.20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2312" calcext:value-type="float">
            <text:p>96.22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2208" calcext:value-type="float">
            <text:p>96.15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8304" calcext:value-type="float">
            <text:p>96.15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916" calcext:value-type="float">
            <text:p>96.1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296" calcext:value-type="float">
            <text:p>96.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868" calcext:value-type="float">
            <text:p>96.1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344" calcext:value-type="float">
            <text:p>96.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916" calcext:value-type="float">
            <text:p>96.1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6216" calcext:value-type="float">
            <text:p>96.21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7072" calcext:value-type="float">
            <text:p>96.20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728" calcext:value-type="float">
            <text:p>96.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9096" calcext:value-type="float">
            <text:p>96.39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0536" calcext:value-type="float">
            <text:p>96.49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588" calcext:value-type="float">
            <text:p>96.57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4272" calcext:value-type="float">
            <text:p>96.66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4752" calcext:value-type="float">
            <text:p>96.69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5232" calcext:value-type="float">
            <text:p>96.72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732" calcext:value-type="float">
            <text:p>96.66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636" calcext:value-type="float">
            <text:p>96.60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5128" calcext:value-type="float">
            <text:p>96.65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3-03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728" calcext:value-type="float">
            <text:p>96.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588" calcext:value-type="float">
            <text:p>96.57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8448" calcext:value-type="float">
            <text:p>96.54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54" calcext:value-type="float">
            <text:p>96.54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6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6256" calcext:value-type="float">
            <text:p>96.53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1016" calcext:value-type="float">
            <text:p>96.52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3584" calcext:value-type="float">
            <text:p>96.49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6256" calcext:value-type="float">
            <text:p>96.53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0264" calcext:value-type="float">
            <text:p>96.60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3208" calcext:value-type="float">
            <text:p>96.53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8928" calcext:value-type="float">
            <text:p>96.57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9784" calcext:value-type="float">
            <text:p>96.56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7696" calcext:value-type="float">
            <text:p>96.62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636" calcext:value-type="float">
            <text:p>96.60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5128" calcext:value-type="float">
            <text:p>96.65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5128" calcext:value-type="float">
            <text:p>96.65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1224" calcext:value-type="float">
            <text:p>96.66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10-04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9992" calcext:value-type="float">
            <text:p>96.70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6464" calcext:value-type="float">
            <text:p>96.67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8656" calcext:value-type="float">
            <text:p>96.68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8656" calcext:value-type="float">
            <text:p>96.68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1224" calcext:value-type="float">
            <text:p>96.66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1224" calcext:value-type="float">
            <text:p>96.66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2936" calcext:value-type="float">
            <text:p>96.64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0744" calcext:value-type="float">
            <text:p>96.63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636" calcext:value-type="float">
            <text:p>96.60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3688" calcext:value-type="float">
            <text:p>96.56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9304" calcext:value-type="float">
            <text:p>96.53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2352" calcext:value-type="float">
            <text:p>96.54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1016" calcext:value-type="float">
            <text:p>96.52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1392" calcext:value-type="float">
            <text:p>96.48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4816" calcext:value-type="float">
            <text:p>96.44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824" calcext:value-type="float">
            <text:p>96.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3" calcext:value-type="float">
            <text:p>96.3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6424" calcext:value-type="float">
            <text:p>96.35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1184" calcext:value-type="float">
            <text:p>96.34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7656" calcext:value-type="float">
            <text:p>96.30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9744" calcext:value-type="float">
            <text:p>96.24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108" calcext:value-type="float">
            <text:p>96.27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8512" calcext:value-type="float">
            <text:p>96.29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108" calcext:value-type="float">
            <text:p>96.27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7176" calcext:value-type="float">
            <text:p>96.27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2896" calcext:value-type="float">
            <text:p>96.32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252" calcext:value-type="float">
            <text:p>96.36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4816" calcext:value-type="float">
            <text:p>96.44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1288" calcext:value-type="float">
            <text:p>96.41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2248" calcext:value-type="float">
            <text:p>96.47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8344" calcext:value-type="float">
            <text:p>96.47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824" calcext:value-type="float">
            <text:p>96.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6904" calcext:value-type="float">
            <text:p>96.38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1664" calcext:value-type="float">
            <text:p>96.37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252" calcext:value-type="float">
            <text:p>96.36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8992" calcext:value-type="float">
            <text:p>96.32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1184" calcext:value-type="float">
            <text:p>96.34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4608" calcext:value-type="float">
            <text:p>96.30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44" calcext:value-type="float">
            <text:p>96.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5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5904" calcext:value-type="float">
            <text:p>96.00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4816" calcext:value-type="float">
            <text:p>96.44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8824" calcext:value-type="float">
            <text:p>96.50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112" calcext:value-type="float">
            <text:p>96.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1224" calcext:value-type="float">
            <text:p>96.66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732" calcext:value-type="float">
            <text:p>96.66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304" calcext:value-type="float">
            <text:p>96.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6944" calcext:value-type="float">
            <text:p>96.70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9616" calcext:value-type="float">
            <text:p>96.74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876" calcext:value-type="float">
            <text:p>96.75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0096" calcext:value-type="float">
            <text:p>96.78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6672" calcext:value-type="float">
            <text:p>96.81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9344" calcext:value-type="float">
            <text:p>96.85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1536" calcext:value-type="float">
            <text:p>96.87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8592" calcext:value-type="float">
            <text:p>96.93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116" calcext:value-type="float">
            <text:p>96.91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9072" calcext:value-type="float">
            <text:p>96.96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5168" calcext:value-type="float">
            <text:p>96.97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1744" calcext:value-type="float">
            <text:p>97.01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26" calcext:value-type="float">
            <text:p>97.0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9176" calcext:value-type="float">
            <text:p>97.03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308" calcext:value-type="float">
            <text:p>97.0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0032" calcext:value-type="float">
            <text:p>97.03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5648" calcext:value-type="float">
            <text:p>97.00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8216" calcext:value-type="float">
            <text:p>96.97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2976" calcext:value-type="float">
            <text:p>96.96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164" calcext:value-type="float">
            <text:p>96.94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4584" calcext:value-type="float">
            <text:p>96.87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8864" calcext:value-type="float">
            <text:p>96.82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0096" calcext:value-type="float">
            <text:p>96.78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9616" calcext:value-type="float">
            <text:p>96.74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2184" calcext:value-type="float">
            <text:p>96.72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4752" calcext:value-type="float">
            <text:p>96.69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1704" calcext:value-type="float">
            <text:p>96.69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732" calcext:value-type="float">
            <text:p>96.66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5984" calcext:value-type="float">
            <text:p>96.64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3416" calcext:value-type="float">
            <text:p>96.67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828" calcext:value-type="float">
            <text:p>96.72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2288" calcext:value-type="float">
            <text:p>96.79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8384" calcext:value-type="float">
            <text:p>96.79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972" calcext:value-type="float">
            <text:p>96.81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9552" calcext:value-type="float">
            <text:p>96.99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7944" calcext:value-type="float">
            <text:p>97.08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072" calcext:value-type="float">
            <text:p>97.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8632" calcext:value-type="float">
            <text:p>97.25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0344" calcext:value-type="float">
            <text:p>97.2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6648" calcext:value-type="float">
            <text:p>97.3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3328" calcext:value-type="float">
            <text:p>97.4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8568" calcext:value-type="float">
            <text:p>97.5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3912" calcext:value-type="float">
            <text:p>97.59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5728" calcext:value-type="float">
            <text:p>97.6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364" calcext:value-type="float">
            <text:p>97.7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936" calcext:value-type="float">
            <text:p>97.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6312" calcext:value-type="float">
            <text:p>97.74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508" calcext:value-type="float">
            <text:p>97.7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7272" calcext:value-type="float">
            <text:p>97.8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7272" calcext:value-type="float">
            <text:p>97.8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2136" calcext:value-type="float">
            <text:p>97.8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8984" calcext:value-type="float">
            <text:p>97.7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556" calcext:value-type="float">
            <text:p>97.8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9424" calcext:value-type="float">
            <text:p>97.4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9464" calcext:value-type="float">
            <text:p>97.8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5664" calcext:value-type="float">
            <text:p>97.8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3096" calcext:value-type="float">
            <text:p>97.9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748" calcext:value-type="float">
            <text:p>97.9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5768" calcext:value-type="float">
            <text:p>97.9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656" calcext:value-type="float">
            <text:p>98.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0464" calcext:value-type="float">
            <text:p>98.2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2656" calcext:value-type="float">
            <text:p>98.2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0192" calcext:value-type="float">
            <text:p>98.3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0192" calcext:value-type="float">
            <text:p>98.3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1528" calcext:value-type="float">
            <text:p>98.3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8104" calcext:value-type="float">
            <text:p>98.36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6768" calcext:value-type="float">
            <text:p>98.34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26016" calcext:value-type="float">
            <text:p>98.42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0776" calcext:value-type="float">
            <text:p>98.4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4304" calcext:value-type="float">
            <text:p>98.44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1736" calcext:value-type="float">
            <text:p>98.47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9168" calcext:value-type="float">
            <text:p>98.49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8312" calcext:value-type="float">
            <text:p>98.50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1464" calcext:value-type="float">
            <text:p>98.58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0232" calcext:value-type="float">
            <text:p>98.63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1088" calcext:value-type="float">
            <text:p>98.62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7664" calcext:value-type="float">
            <text:p>98.65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4616" calcext:value-type="float">
            <text:p>98.65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1192" calcext:value-type="float">
            <text:p>98.69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8624" calcext:value-type="float">
            <text:p>98.71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8624" calcext:value-type="float">
            <text:p>98.71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3864" calcext:value-type="float">
            <text:p>98.73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472" calcext:value-type="float">
            <text:p>98.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9104" calcext:value-type="float">
            <text:p>98.74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3864" calcext:value-type="float">
            <text:p>98.73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6432" calcext:value-type="float">
            <text:p>98.70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5576" calcext:value-type="float">
            <text:p>98.71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5096" calcext:value-type="float">
            <text:p>98.68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2528" calcext:value-type="float">
            <text:p>98.71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6808" calcext:value-type="float">
            <text:p>98.66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0232" calcext:value-type="float">
            <text:p>98.63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804" calcext:value-type="float">
            <text:p>98.61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756" calcext:value-type="float">
            <text:p>98.58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6224" calcext:value-type="float">
            <text:p>98.56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184" calcext:value-type="float">
            <text:p>98.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184" calcext:value-type="float">
            <text:p>98.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1736" calcext:value-type="float">
            <text:p>98.47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66" calcext:value-type="float">
            <text:p>98.5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4032" calcext:value-type="float">
            <text:p>98.55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0128" calcext:value-type="float">
            <text:p>98.56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7184" calcext:value-type="float">
            <text:p>98.62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5952" calcext:value-type="float">
            <text:p>98.67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044" calcext:value-type="float">
            <text:p>98.7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5784" calcext:value-type="float">
            <text:p>98.85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0168" calcext:value-type="float">
            <text:p>98.88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6848" calcext:value-type="float">
            <text:p>98.98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0104" calcext:value-type="float">
            <text:p>99.13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1064" calcext:value-type="float">
            <text:p>99.19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336" calcext:value-type="float">
            <text:p>99.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908" calcext:value-type="float">
            <text:p>99.31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956" calcext:value-type="float">
            <text:p>99.34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6136" calcext:value-type="float">
            <text:p>99.38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052" calcext:value-type="float">
            <text:p>99.41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9664" calcext:value-type="float">
            <text:p>99.41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8328" calcext:value-type="float">
            <text:p>99.39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528" calcext:value-type="float">
            <text:p>99.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9184" calcext:value-type="float">
            <text:p>99.3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1856" calcext:value-type="float">
            <text:p>99.43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9664" calcext:value-type="float">
            <text:p>99.41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052" calcext:value-type="float">
            <text:p>99.41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3568" calcext:value-type="float">
            <text:p>99.41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2712" calcext:value-type="float">
            <text:p>99.42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3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8056" calcext:value-type="float">
            <text:p>99.50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3296" calcext:value-type="float">
            <text:p>99.52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768" calcext:value-type="float">
            <text:p>99.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9288" calcext:value-type="float">
            <text:p>99.45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9392" calcext:value-type="float">
            <text:p>99.52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0352" calcext:value-type="float">
            <text:p>99.59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7784" calcext:value-type="float">
            <text:p>99.61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2168" calcext:value-type="float">
            <text:p>99.64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5592" calcext:value-type="float">
            <text:p>99.60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1416" calcext:value-type="float">
            <text:p>99.7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9224" calcext:value-type="float">
            <text:p>99.70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9704" calcext:value-type="float">
            <text:p>99.73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58" calcext:value-type="float">
            <text:p>99.7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628" calcext:value-type="float">
            <text:p>99.77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2" calcext:value-type="float">
            <text:p>99.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7616" calcext:value-type="float">
            <text:p>99.79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676" calcext:value-type="float">
            <text:p>99.80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0288" calcext:value-type="float">
            <text:p>99.84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8576" calcext:value-type="float">
            <text:p>99.85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3816" calcext:value-type="float">
            <text:p>99.8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6008" calcext:value-type="float">
            <text:p>99.88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296" calcext:value-type="float">
            <text:p>99.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7344" calcext:value-type="float">
            <text:p>99.90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2584" calcext:value-type="float">
            <text:p>99.92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868" calcext:value-type="float">
            <text:p>99.92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4776" calcext:value-type="float">
            <text:p>99.93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8304" calcext:value-type="float">
            <text:p>99.96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8304" calcext:value-type="float">
            <text:p>99.96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3064" calcext:value-type="float">
            <text:p>99.95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964" calcext:value-type="float">
            <text:p>99.9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0496" calcext:value-type="float">
            <text:p>99.98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2208" calcext:value-type="float">
            <text:p>99.96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392" calcext:value-type="float">
            <text:p>99.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916" calcext:value-type="float">
            <text:p>99.95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4776" calcext:value-type="float">
            <text:p>99.93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5632" calcext:value-type="float">
            <text:p>99.92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82" calcext:value-type="float">
            <text:p>99.8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4672" calcext:value-type="float">
            <text:p>99.86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3816" calcext:value-type="float">
            <text:p>99.8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724" calcext:value-type="float">
            <text:p>99.8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5904" calcext:value-type="float">
            <text:p>99.81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0664" calcext:value-type="float">
            <text:p>99.80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628" calcext:value-type="float">
            <text:p>99.77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57992" calcext:value-type="float">
            <text:p>99.75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9704" calcext:value-type="float">
            <text:p>99.73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3984" calcext:value-type="float">
            <text:p>99.69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9224" calcext:value-type="float">
            <text:p>99.70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8744" calcext:value-type="float">
            <text:p>99.6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8848" calcext:value-type="float">
            <text:p>99.74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0184" calcext:value-type="float">
            <text:p>99.77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0664" calcext:value-type="float">
            <text:p>99.80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296" calcext:value-type="float">
            <text:p>99.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868" calcext:value-type="float">
            <text:p>99.92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7448" calcext:value-type="float">
            <text:p>99.97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6696" calcext:value-type="float">
            <text:p>100.05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4984" calcext:value-type="float">
            <text:p>100.07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5464" calcext:value-type="float">
            <text:p>100.10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156" calcext:value-type="float">
            <text:p>100.1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8512" calcext:value-type="float">
            <text:p>100.10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4608" calcext:value-type="float">
            <text:p>100.11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156" calcext:value-type="float">
            <text:p>100.1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2792" calcext:value-type="float">
            <text:p>100.06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584" calcext:value-type="float">
            <text:p>100.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584" calcext:value-type="float">
            <text:p>100.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06" calcext:value-type="float">
            <text:p>100.0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3168" calcext:value-type="float">
            <text:p>100.02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5256" calcext:value-type="float">
            <text:p>99.96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2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6216" calcext:value-type="float">
            <text:p>100.02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4504" calcext:value-type="float">
            <text:p>100.04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4128" calcext:value-type="float">
            <text:p>100.0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108" calcext:value-type="float">
            <text:p>100.0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584" calcext:value-type="float">
            <text:p>100.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68" calcext:value-type="float">
            <text:p>100.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7656" calcext:value-type="float">
            <text:p>100.11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8136" calcext:value-type="float">
            <text:p>100.1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35944" calcext:value-type="float">
            <text:p>100.13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8136" calcext:value-type="float">
            <text:p>100.1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204" calcext:value-type="float">
            <text:p>100.14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728" calcext:value-type="float">
            <text:p>100.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1184" calcext:value-type="float">
            <text:p>100.15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5192" calcext:value-type="float">
            <text:p>100.2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68" calcext:value-type="float">
            <text:p>100.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3376" calcext:value-type="float">
            <text:p>100.1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9848" calcext:value-type="float">
            <text:p>100.12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9848" calcext:value-type="float">
            <text:p>100.12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3272" calcext:value-type="float">
            <text:p>100.09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0704" calcext:value-type="float">
            <text:p>100.12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0704" calcext:value-type="float">
            <text:p>100.12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8032" calcext:value-type="float">
            <text:p>100.07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108" calcext:value-type="float">
            <text:p>100.0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7176" calcext:value-type="float">
            <text:p>100.08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8888" calcext:value-type="float">
            <text:p>100.06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06" calcext:value-type="float">
            <text:p>100.0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4504" calcext:value-type="float">
            <text:p>100.04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6216" calcext:value-type="float">
            <text:p>100.02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8784" calcext:value-type="float">
            <text:p>99.9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3544" calcext:value-type="float">
            <text:p>99.98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3064" calcext:value-type="float">
            <text:p>99.95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3816" calcext:value-type="float">
            <text:p>99.8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2" calcext:value-type="float">
            <text:p>99.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8472" calcext:value-type="float">
            <text:p>99.78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51896" calcext:value-type="float">
            <text:p>99.75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3128" calcext:value-type="float">
            <text:p>99.70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3024" calcext:value-type="float">
            <text:p>99.63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2544" calcext:value-type="float">
            <text:p>99.60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768" calcext:value-type="float">
            <text:p>99.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8536" calcext:value-type="float">
            <text:p>99.53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7576" calcext:value-type="float">
            <text:p>99.47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0144" calcext:value-type="float">
            <text:p>99.45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052" calcext:value-type="float">
            <text:p>99.41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6992" calcext:value-type="float">
            <text:p>99.37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0416" calcext:value-type="float">
            <text:p>99.34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384" calcext:value-type="float">
            <text:p>99.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2984" calcext:value-type="float">
            <text:p>99.31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384" calcext:value-type="float">
            <text:p>99.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7264" calcext:value-type="float">
            <text:p>99.26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1272" calcext:value-type="float">
            <text:p>99.33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7744" calcext:value-type="float">
            <text:p>99.2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1272" calcext:value-type="float">
            <text:p>99.33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9184" calcext:value-type="float">
            <text:p>99.3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4904" calcext:value-type="float">
            <text:p>99.43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4528" calcext:value-type="float">
            <text:p>99.47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8056" calcext:value-type="float">
            <text:p>99.50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1104" calcext:value-type="float">
            <text:p>99.51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9496" calcext:value-type="float">
            <text:p>99.59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6928" calcext:value-type="float">
            <text:p>99.62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7784" calcext:value-type="float">
            <text:p>99.61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436" calcext:value-type="float">
            <text:p>99.65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436" calcext:value-type="float">
            <text:p>99.65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1416" calcext:value-type="float">
            <text:p>99.7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3608" calcext:value-type="float">
            <text:p>99.73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4568" calcext:value-type="float">
            <text:p>99.79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152" calcext:value-type="float">
            <text:p>99.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1144" calcext:value-type="float">
            <text:p>99.83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0768" calcext:value-type="float">
            <text:p>99.87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4296" calcext:value-type="float">
            <text:p>99.9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9536" calcext:value-type="float">
            <text:p>99.91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6112" calcext:value-type="float">
            <text:p>99.95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1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964" calcext:value-type="float">
            <text:p>99.9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1832" calcext:value-type="float">
            <text:p>100.00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536" calcext:value-type="float">
            <text:p>100.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4984" calcext:value-type="float">
            <text:p>100.07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7176" calcext:value-type="float">
            <text:p>100.08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9744" calcext:value-type="float">
            <text:p>100.05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6696" calcext:value-type="float">
            <text:p>100.05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2416" calcext:value-type="float">
            <text:p>100.10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5464" calcext:value-type="float">
            <text:p>100.10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156" calcext:value-type="float">
            <text:p>100.1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3272" calcext:value-type="float">
            <text:p>100.09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156" calcext:value-type="float">
            <text:p>100.1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204" calcext:value-type="float">
            <text:p>100.14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2416" calcext:value-type="float">
            <text:p>100.10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1184" calcext:value-type="float">
            <text:p>100.15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156" calcext:value-type="float">
            <text:p>100.1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3376" calcext:value-type="float">
            <text:p>100.1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1664" calcext:value-type="float">
            <text:p>100.1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9472" calcext:value-type="float">
            <text:p>100.16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776" calcext:value-type="float">
            <text:p>100.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9472" calcext:value-type="float">
            <text:p>100.16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776" calcext:value-type="float">
            <text:p>100.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0808" calcext:value-type="float">
            <text:p>100.19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5192" calcext:value-type="float">
            <text:p>100.2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9096" calcext:value-type="float">
            <text:p>100.2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0808" calcext:value-type="float">
            <text:p>100.19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3" calcext:value-type="float">
            <text:p>100.2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9952" calcext:value-type="float">
            <text:p>100.19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252" calcext:value-type="float">
            <text:p>100.1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8616" calcext:value-type="float">
            <text:p>100.1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5088" calcext:value-type="float">
            <text:p>100.14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8136" calcext:value-type="float">
            <text:p>100.1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204" calcext:value-type="float">
            <text:p>100.14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0704" calcext:value-type="float">
            <text:p>100.12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9848" calcext:value-type="float">
            <text:p>100.12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4608" calcext:value-type="float">
            <text:p>100.11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632" calcext:value-type="float">
            <text:p>100.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108" calcext:value-type="float">
            <text:p>100.0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6696" calcext:value-type="float">
            <text:p>100.05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06" calcext:value-type="float">
            <text:p>100.0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3168" calcext:value-type="float">
            <text:p>100.02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0976" calcext:value-type="float">
            <text:p>100.01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7072" calcext:value-type="float">
            <text:p>100.01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8304" calcext:value-type="float">
            <text:p>99.96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2208" calcext:value-type="float">
            <text:p>99.96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916" calcext:value-type="float">
            <text:p>99.95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6488" calcext:value-type="float">
            <text:p>99.91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7824" calcext:value-type="float">
            <text:p>99.93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0392" calcext:value-type="float">
            <text:p>99.91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5152" calcext:value-type="float">
            <text:p>99.89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0392" calcext:value-type="float">
            <text:p>99.91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9056" calcext:value-type="float">
            <text:p>99.88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9056" calcext:value-type="float">
            <text:p>99.88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5528" calcext:value-type="float">
            <text:p>99.85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6008" calcext:value-type="float">
            <text:p>99.88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9912" calcext:value-type="float">
            <text:p>99.87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8576" calcext:value-type="float">
            <text:p>99.85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6864" calcext:value-type="float">
            <text:p>99.87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5632" calcext:value-type="float">
            <text:p>99.92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9056" calcext:value-type="float">
            <text:p>99.88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5152" calcext:value-type="float">
            <text:p>99.89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6008" calcext:value-type="float">
            <text:p>99.88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9912" calcext:value-type="float">
            <text:p>99.87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5528" calcext:value-type="float">
            <text:p>99.85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3336" calcext:value-type="float">
            <text:p>99.84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82" calcext:value-type="float">
            <text:p>99.8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5152" calcext:value-type="float">
            <text:p>99.89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248" calcext:value-type="float">
            <text:p>99.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6384" calcext:value-type="float">
            <text:p>99.84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8096" calcext:value-type="float">
            <text:p>99.82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7616" calcext:value-type="float">
            <text:p>99.79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80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4088" calcext:value-type="float">
            <text:p>99.76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5904" calcext:value-type="float">
            <text:p>99.81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5904" calcext:value-type="float">
            <text:p>99.81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7616" calcext:value-type="float">
            <text:p>99.79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1144" calcext:value-type="float">
            <text:p>99.83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2376" calcext:value-type="float">
            <text:p>99.78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4088" calcext:value-type="float">
            <text:p>99.76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4568" calcext:value-type="float">
            <text:p>99.79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152" calcext:value-type="float">
            <text:p>99.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104" calcext:value-type="float">
            <text:p>99.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628" calcext:value-type="float">
            <text:p>99.77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5424" calcext:value-type="float">
            <text:p>99.78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6656" calcext:value-type="float">
            <text:p>99.73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7136" calcext:value-type="float">
            <text:p>99.76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7512" calcext:value-type="float">
            <text:p>99.72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8744" calcext:value-type="float">
            <text:p>99.6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3024" calcext:value-type="float">
            <text:p>99.63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0936" calcext:value-type="float">
            <text:p>99.69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7032" calcext:value-type="float">
            <text:p>99.69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8744" calcext:value-type="float">
            <text:p>99.6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8224" calcext:value-type="float">
            <text:p>99.32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2168" calcext:value-type="float">
            <text:p>99.64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6072" calcext:value-type="float">
            <text:p>99.63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9976" calcext:value-type="float">
            <text:p>99.62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4736" calcext:value-type="float">
            <text:p>99.61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34" calcext:value-type="float">
            <text:p>99.5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5112" calcext:value-type="float">
            <text:p>99.5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9872" calcext:value-type="float">
            <text:p>99.55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1584" calcext:value-type="float">
            <text:p>99.5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0248" calcext:value-type="float">
            <text:p>99.52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672" calcext:value-type="float">
            <text:p>99.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2336" calcext:value-type="float">
            <text:p>99.46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2232" calcext:value-type="float">
            <text:p>99.39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528" calcext:value-type="float">
            <text:p>99.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6512" calcext:value-type="float">
            <text:p>99.34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6888" calcext:value-type="float">
            <text:p>99.30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9456" calcext:value-type="float">
            <text:p>99.27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6784" calcext:value-type="float">
            <text:p>99.23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24" calcext:value-type="float">
            <text:p>99.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5824" calcext:value-type="float">
            <text:p>99.17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3152" calcext:value-type="float">
            <text:p>99.13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096" calcext:value-type="float">
            <text:p>99.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6952" calcext:value-type="float">
            <text:p>99.05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4476" calcext:value-type="float">
            <text:p>99.04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8184" calcext:value-type="float">
            <text:p>99.00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7704" calcext:value-type="float">
            <text:p>98.97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4656" calcext:value-type="float">
            <text:p>98.97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9896" calcext:value-type="float">
            <text:p>98.98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332" calcext:value-type="float">
            <text:p>98.9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904" calcext:value-type="float">
            <text:p>98.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0856" calcext:value-type="float">
            <text:p>99.05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1336" calcext:value-type="float">
            <text:p>99.0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9624" calcext:value-type="float">
            <text:p>99.09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048" calcext:value-type="float">
            <text:p>99.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096" calcext:value-type="float">
            <text:p>99.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096" calcext:value-type="float">
            <text:p>99.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7432" calcext:value-type="float">
            <text:p>99.08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1336" calcext:value-type="float">
            <text:p>99.0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7524" calcext:value-type="float">
            <text:p>99.0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9624" calcext:value-type="float">
            <text:p>99.09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78288" calcext:value-type="float">
            <text:p>99.07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8184" calcext:value-type="float">
            <text:p>99.00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7328" calcext:value-type="float">
            <text:p>99.01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4176" calcext:value-type="float">
            <text:p>98.94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7224" calcext:value-type="float">
            <text:p>98.9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332" calcext:value-type="float">
            <text:p>98.9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7704" calcext:value-type="float">
            <text:p>98.97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428" calcext:value-type="float">
            <text:p>99.0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904" calcext:value-type="float">
            <text:p>98.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5512" calcext:value-type="float">
            <text:p>98.9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0272" calcext:value-type="float">
            <text:p>98.9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7224" calcext:value-type="float">
            <text:p>98.9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9416" calcext:value-type="float">
            <text:p>98.95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7224" calcext:value-type="float">
            <text:p>98.9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332" calcext:value-type="float">
            <text:p>98.9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7224" calcext:value-type="float">
            <text:p>98.9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9792" calcext:value-type="float">
            <text:p>98.91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5784" calcext:value-type="float">
            <text:p>98.85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712" calcext:value-type="float">
            <text:p>98.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9792" calcext:value-type="float">
            <text:p>98.91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9312" calcext:value-type="float">
            <text:p>98.88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188" calcext:value-type="float">
            <text:p>98.8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7976" calcext:value-type="float">
            <text:p>98.8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8352" calcext:value-type="float">
            <text:p>98.82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1024" calcext:value-type="float">
            <text:p>98.87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9208" calcext:value-type="float">
            <text:p>98.81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3592" calcext:value-type="float">
            <text:p>98.84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3112" calcext:value-type="float">
            <text:p>98.81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7872" calcext:value-type="float">
            <text:p>98.79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8728" calcext:value-type="float">
            <text:p>98.78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67392" calcext:value-type="float">
            <text:p>98.76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2152" calcext:value-type="float">
            <text:p>98.75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2528" calcext:value-type="float">
            <text:p>98.71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9" calcext:value-type="float">
            <text:p>98.6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5472" calcext:value-type="float">
            <text:p>98.64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804" calcext:value-type="float">
            <text:p>98.61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7936" calcext:value-type="float">
            <text:p>98.54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8416" calcext:value-type="float">
            <text:p>98.57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2696" calcext:value-type="float">
            <text:p>98.53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7832" calcext:value-type="float">
            <text:p>98.47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7352" calcext:value-type="float">
            <text:p>98.44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6392" calcext:value-type="float">
            <text:p>98.38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2864" calcext:value-type="float">
            <text:p>98.3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7144" calcext:value-type="float">
            <text:p>98.3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0568" calcext:value-type="float">
            <text:p>98.2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7896" calcext:value-type="float">
            <text:p>98.2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608" calcext:value-type="float">
            <text:p>98.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3784" calcext:value-type="float">
            <text:p>98.0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416" calcext:value-type="float">
            <text:p>98.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5392" calcext:value-type="float">
            <text:p>98.0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2344" calcext:value-type="float">
            <text:p>98.0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1384" calcext:value-type="float">
            <text:p>97.9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796" calcext:value-type="float">
            <text:p>97.9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6248" calcext:value-type="float">
            <text:p>97.9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0632" calcext:value-type="float">
            <text:p>98.0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0256" calcext:value-type="float">
            <text:p>98.0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5496" calcext:value-type="float">
            <text:p>98.0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5224" calcext:value-type="float">
            <text:p>98.1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2176" calcext:value-type="float">
            <text:p>98.1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3888" calcext:value-type="float">
            <text:p>98.16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3512" calcext:value-type="float">
            <text:p>98.2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8272" calcext:value-type="float">
            <text:p>98.1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9608" calcext:value-type="float">
            <text:p>98.2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7416" calcext:value-type="float">
            <text:p>98.1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7792" calcext:value-type="float">
            <text:p>98.1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7312" calcext:value-type="float">
            <text:p>98.1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2552" calcext:value-type="float">
            <text:p>98.1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1696" calcext:value-type="float">
            <text:p>98.1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3032" calcext:value-type="float">
            <text:p>98.1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4264" calcext:value-type="float">
            <text:p>98.1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5496" calcext:value-type="float">
            <text:p>98.0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8168" calcext:value-type="float">
            <text:p>98.1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2072" calcext:value-type="float">
            <text:p>98.1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8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036" calcext:value-type="float">
            <text:p>98.1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2448" calcext:value-type="float">
            <text:p>98.0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8064" calcext:value-type="float">
            <text:p>98.0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7208" calcext:value-type="float">
            <text:p>98.0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1112" calcext:value-type="float">
            <text:p>98.0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5392" calcext:value-type="float">
            <text:p>98.0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844" calcext:value-type="float">
            <text:p>98.0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0152" calcext:value-type="float">
            <text:p>97.9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0152" calcext:value-type="float">
            <text:p>97.9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272" calcext:value-type="float">
            <text:p>97.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4056" calcext:value-type="float">
            <text:p>97.9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1008" calcext:value-type="float">
            <text:p>97.9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8816" calcext:value-type="float">
            <text:p>97.9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224" calcext:value-type="float">
            <text:p>97.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8336" calcext:value-type="float">
            <text:p>97.9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3952" calcext:value-type="float">
            <text:p>97.91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652" calcext:value-type="float">
            <text:p>97.8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5184" calcext:value-type="float">
            <text:p>97.8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9464" calcext:value-type="float">
            <text:p>97.8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7272" calcext:value-type="float">
            <text:p>97.8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5936" calcext:value-type="float">
            <text:p>97.7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8504" calcext:value-type="float">
            <text:p>97.7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412" calcext:value-type="float">
            <text:p>97.73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0592" calcext:value-type="float">
            <text:p>97.7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316" calcext:value-type="float">
            <text:p>97.67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3536" calcext:value-type="float">
            <text:p>97.6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7816" calcext:value-type="float">
            <text:p>97.58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2576" calcext:value-type="float">
            <text:p>97.57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2952" calcext:value-type="float">
            <text:p>97.5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3808" calcext:value-type="float">
            <text:p>97.52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9424" calcext:value-type="float">
            <text:p>97.4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2368" calcext:value-type="float">
            <text:p>97.4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2368" calcext:value-type="float">
            <text:p>97.4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6648" calcext:value-type="float">
            <text:p>97.3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836" calcext:value-type="float">
            <text:p>97.36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788" calcext:value-type="float">
            <text:p>97.3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312" calcext:value-type="float">
            <text:p>97.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836" calcext:value-type="float">
            <text:p>97.36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1888" calcext:value-type="float">
            <text:p>97.40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2264" calcext:value-type="float">
            <text:p>97.36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7504" calcext:value-type="float">
            <text:p>97.37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836" calcext:value-type="float">
            <text:p>97.36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5312" calcext:value-type="float">
            <text:p>97.36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1304" calcext:value-type="float">
            <text:p>97.30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6064" calcext:value-type="float">
            <text:p>97.28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216" calcext:value-type="float">
            <text:p>97.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3016" calcext:value-type="float">
            <text:p>97.28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9968" calcext:value-type="float">
            <text:p>97.27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7776" calcext:value-type="float">
            <text:p>97.26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9008" calcext:value-type="float">
            <text:p>97.2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9008" calcext:value-type="float">
            <text:p>97.2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072" calcext:value-type="float">
            <text:p>97.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7672" calcext:value-type="float">
            <text:p>97.1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6336" calcext:value-type="float">
            <text:p>97.17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8904" calcext:value-type="float">
            <text:p>97.1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452" calcext:value-type="float">
            <text:p>97.1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452" calcext:value-type="float">
            <text:p>97.1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452" calcext:value-type="float">
            <text:p>97.1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8424" calcext:value-type="float">
            <text:p>97.11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8424" calcext:value-type="float">
            <text:p>97.11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3664" calcext:value-type="float">
            <text:p>97.1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7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0512" calcext:value-type="float">
            <text:p>97.06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8424" calcext:value-type="float">
            <text:p>97.11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024" calcext:value-type="float">
            <text:p>97.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6336" calcext:value-type="float">
            <text:p>97.17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6336" calcext:value-type="float">
            <text:p>97.17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6336" calcext:value-type="float">
            <text:p>97.17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2808" calcext:value-type="float">
            <text:p>97.1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8048" calcext:value-type="float">
            <text:p>97.15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4144" calcext:value-type="float">
            <text:p>97.16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7192" calcext:value-type="float">
            <text:p>97.16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2808" calcext:value-type="float">
            <text:p>97.1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024" calcext:value-type="float">
            <text:p>97.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5" calcext:value-type="float">
            <text:p>97.1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5" calcext:value-type="float">
            <text:p>97.1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3288" calcext:value-type="float">
            <text:p>97.17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3288" calcext:value-type="float">
            <text:p>97.17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1096" calcext:value-type="float">
            <text:p>97.16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548" calcext:value-type="float">
            <text:p>97.1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7192" calcext:value-type="float">
            <text:p>97.16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024" calcext:value-type="float">
            <text:p>97.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3768" calcext:value-type="float">
            <text:p>97.20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1952" calcext:value-type="float">
            <text:p>97.15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7192" calcext:value-type="float">
            <text:p>97.16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8424" calcext:value-type="float">
            <text:p>97.11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0136" calcext:value-type="float">
            <text:p>97.10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6608" calcext:value-type="float">
            <text:p>97.06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9656" calcext:value-type="float">
            <text:p>97.06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2224" calcext:value-type="float">
            <text:p>97.04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8696" calcext:value-type="float">
            <text:p>97.0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8216" calcext:value-type="float">
            <text:p>96.97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2496" calcext:value-type="float">
            <text:p>96.93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2016" calcext:value-type="float">
            <text:p>96.90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02" calcext:value-type="float">
            <text:p>96.8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2768" calcext:value-type="float">
            <text:p>96.82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4856" calcext:value-type="float">
            <text:p>96.76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9992" calcext:value-type="float">
            <text:p>96.70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8656" calcext:value-type="float">
            <text:p>96.68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208" calcext:value-type="float">
            <text:p>96.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9408" calcext:value-type="float">
            <text:p>96.60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1976" calcext:value-type="float">
            <text:p>96.58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7216" calcext:value-type="float">
            <text:p>96.59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3312" calcext:value-type="float">
            <text:p>96.60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8072" calcext:value-type="float">
            <text:p>96.58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588" calcext:value-type="float">
            <text:p>96.57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9888" calcext:value-type="float">
            <text:p>96.63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112" calcext:value-type="float">
            <text:p>96.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636" calcext:value-type="float">
            <text:p>96.60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2832" calcext:value-type="float">
            <text:p>96.57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8176" calcext:value-type="float">
            <text:p>96.65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5504" calcext:value-type="float">
            <text:p>96.61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684" calcext:value-type="float">
            <text:p>96.63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9888" calcext:value-type="float">
            <text:p>96.63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2936" calcext:value-type="float">
            <text:p>96.64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8176" calcext:value-type="float">
            <text:p>96.65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636" calcext:value-type="float">
            <text:p>96.60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9032" calcext:value-type="float">
            <text:p>96.64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3688" calcext:value-type="float">
            <text:p>96.56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2936" calcext:value-type="float">
            <text:p>96.64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7112" calcext:value-type="float">
            <text:p>96.52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112" calcext:value-type="float">
            <text:p>96.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2936" calcext:value-type="float">
            <text:p>96.64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8552" calcext:value-type="float">
            <text:p>96.61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4272" calcext:value-type="float">
            <text:p>96.66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8552" calcext:value-type="float">
            <text:p>96.61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732" calcext:value-type="float">
            <text:p>96.66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5128" calcext:value-type="float">
            <text:p>96.65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0368" calcext:value-type="float">
            <text:p>96.67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8552" calcext:value-type="float">
            <text:p>96.61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4272" calcext:value-type="float">
            <text:p>96.66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0744" calcext:value-type="float">
            <text:p>96.63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9616" calcext:value-type="float">
            <text:p>96.74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0472" calcext:value-type="float">
            <text:p>96.74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1328" calcext:value-type="float">
            <text:p>96.73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6296" calcext:value-type="float">
            <text:p>96.85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9344" calcext:value-type="float">
            <text:p>96.85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6504" calcext:value-type="float">
            <text:p>96.99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6504" calcext:value-type="float">
            <text:p>96.99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3936" calcext:value-type="float">
            <text:p>97.02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784" calcext:value-type="float">
            <text:p>97.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3936" calcext:value-type="float">
            <text:p>97.02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6504" calcext:value-type="float">
            <text:p>96.99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5648" calcext:value-type="float">
            <text:p>97.00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5168" calcext:value-type="float">
            <text:p>96.97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7736" calcext:value-type="float">
            <text:p>96.94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3352" calcext:value-type="float">
            <text:p>96.92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5064" calcext:value-type="float">
            <text:p>96.90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1536" calcext:value-type="float">
            <text:p>96.87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8864" calcext:value-type="float">
            <text:p>96.82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7528" calcext:value-type="float">
            <text:p>96.80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4" calcext:value-type="float">
            <text:p>96.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5232" calcext:value-type="float">
            <text:p>96.72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2664" calcext:value-type="float">
            <text:p>96.75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5232" calcext:value-type="float">
            <text:p>96.72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5232" calcext:value-type="float">
            <text:p>96.72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1808" calcext:value-type="float">
            <text:p>96.76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9824" calcext:value-type="float">
            <text:p>96.88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688" calcext:value-type="float">
            <text:p>96.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7736" calcext:value-type="float">
            <text:p>96.94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0032" calcext:value-type="float">
            <text:p>97.03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6504" calcext:value-type="float">
            <text:p>96.99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308" calcext:value-type="float">
            <text:p>97.0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6984" calcext:value-type="float">
            <text:p>97.02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3456" calcext:value-type="float">
            <text:p>96.99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8216" calcext:value-type="float">
            <text:p>96.97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4208" calcext:value-type="float">
            <text:p>96.91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2976" calcext:value-type="float">
            <text:p>96.96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2976" calcext:value-type="float">
            <text:p>96.96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116" calcext:value-type="float">
            <text:p>96.91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2016" calcext:value-type="float">
            <text:p>96.90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3352" calcext:value-type="float">
            <text:p>96.92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116" calcext:value-type="float">
            <text:p>96.91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4104" calcext:value-type="float">
            <text:p>96.84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2288" calcext:value-type="float">
            <text:p>96.79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448" calcext:value-type="float">
            <text:p>96.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448" calcext:value-type="float">
            <text:p>96.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7152" calcext:value-type="float">
            <text:p>96.84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448" calcext:value-type="float">
            <text:p>96.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5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7152" calcext:value-type="float">
            <text:p>96.84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544" calcext:value-type="float">
            <text:p>96.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5064" calcext:value-type="float">
            <text:p>96.90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2016" calcext:value-type="float">
            <text:p>96.90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7736" calcext:value-type="float">
            <text:p>96.94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4208" calcext:value-type="float">
            <text:p>96.91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8112" calcext:value-type="float">
            <text:p>96.90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5544" calcext:value-type="float">
            <text:p>96.93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5544" calcext:value-type="float">
            <text:p>96.93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8112" calcext:value-type="float">
            <text:p>96.90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116" calcext:value-type="float">
            <text:p>96.91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116" calcext:value-type="float">
            <text:p>96.91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2016" calcext:value-type="float">
            <text:p>96.90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4208" calcext:value-type="float">
            <text:p>96.91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5064" calcext:value-type="float">
            <text:p>96.90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2392" calcext:value-type="float">
            <text:p>96.86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068" calcext:value-type="float">
            <text:p>96.88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544" calcext:value-type="float">
            <text:p>96.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02" calcext:value-type="float">
            <text:p>96.8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068" calcext:value-type="float">
            <text:p>96.88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544" calcext:value-type="float">
            <text:p>96.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02" calcext:value-type="float">
            <text:p>96.8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8384" calcext:value-type="float">
            <text:p>96.79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4856" calcext:value-type="float">
            <text:p>96.76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304" calcext:value-type="float">
            <text:p>96.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4752" calcext:value-type="float">
            <text:p>96.69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9888" calcext:value-type="float">
            <text:p>96.63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824" calcext:value-type="float">
            <text:p>96.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3" calcext:value-type="float">
            <text:p>96.3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8512" calcext:value-type="float">
            <text:p>96.29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1184" calcext:value-type="float">
            <text:p>96.34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8616" calcext:value-type="float">
            <text:p>96.36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0328" calcext:value-type="float">
            <text:p>96.35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1288" calcext:value-type="float">
            <text:p>96.41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1392" calcext:value-type="float">
            <text:p>96.48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5776" calcext:value-type="float">
            <text:p>96.50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7216" calcext:value-type="float">
            <text:p>96.59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636" calcext:value-type="float">
            <text:p>96.60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208" calcext:value-type="float">
            <text:p>96.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78" calcext:value-type="float">
            <text:p>96.69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6944" calcext:value-type="float">
            <text:p>96.70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5608" calcext:value-type="float">
            <text:p>96.68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8176" calcext:value-type="float">
            <text:p>96.65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1224" calcext:value-type="float">
            <text:p>96.66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5608" calcext:value-type="float">
            <text:p>96.68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5232" calcext:value-type="float">
            <text:p>96.72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3416" calcext:value-type="float">
            <text:p>96.67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5128" calcext:value-type="float">
            <text:p>96.65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684" calcext:value-type="float">
            <text:p>96.63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112" calcext:value-type="float">
            <text:p>96.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54" calcext:value-type="float">
            <text:p>96.54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492" calcext:value-type="float">
            <text:p>96.51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6256" calcext:value-type="float">
            <text:p>96.53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54" calcext:value-type="float">
            <text:p>96.54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1496" calcext:value-type="float">
            <text:p>96.55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54" calcext:value-type="float">
            <text:p>96.54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112" calcext:value-type="float">
            <text:p>96.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0264" calcext:value-type="float">
            <text:p>96.60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684" calcext:value-type="float">
            <text:p>96.63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8176" calcext:value-type="float">
            <text:p>96.65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208" calcext:value-type="float">
            <text:p>96.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7696" calcext:value-type="float">
            <text:p>96.62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4648" calcext:value-type="float">
            <text:p>96.62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7216" calcext:value-type="float">
            <text:p>96.59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4064" calcext:value-type="float">
            <text:p>96.52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1496" calcext:value-type="float">
            <text:p>96.55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588" calcext:value-type="float">
            <text:p>96.57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9784" calcext:value-type="float">
            <text:p>96.56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8824" calcext:value-type="float">
            <text:p>96.50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5296" calcext:value-type="float">
            <text:p>96.47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6632" calcext:value-type="float">
            <text:p>96.49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4816" calcext:value-type="float">
            <text:p>96.44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3584" calcext:value-type="float">
            <text:p>96.49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5296" calcext:value-type="float">
            <text:p>96.47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2624" calcext:value-type="float">
            <text:p>96.43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6048" calcext:value-type="float">
            <text:p>96.39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3856" calcext:value-type="float">
            <text:p>96.38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1664" calcext:value-type="float">
            <text:p>96.37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204" calcext:value-type="float">
            <text:p>96.33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2896" calcext:value-type="float">
            <text:p>96.32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4608" calcext:value-type="float">
            <text:p>96.30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4128" calcext:value-type="float">
            <text:p>96.27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3168" calcext:value-type="float">
            <text:p>96.21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3544" calcext:value-type="float">
            <text:p>96.17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7448" calcext:value-type="float">
            <text:p>96.16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4776" calcext:value-type="float">
            <text:p>96.12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6864" calcext:value-type="float">
            <text:p>96.06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8096" calcext:value-type="float">
            <text:p>96.01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5048" calcext:value-type="float">
            <text:p>96.01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152" calcext:value-type="float">
            <text:p>95.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9224" calcext:value-type="float">
            <text:p>95.89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3608" calcext:value-type="float">
            <text:p>95.9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2648" calcext:value-type="float">
            <text:p>95.8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6072" calcext:value-type="float">
            <text:p>95.82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9872" calcext:value-type="float">
            <text:p>95.74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82816" calcext:value-type="float">
            <text:p>95.68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672" calcext:value-type="float">
            <text:p>95.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0624" calcext:value-type="float">
            <text:p>95.67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6136" calcext:value-type="float">
            <text:p>95.57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956" calcext:value-type="float">
            <text:p>95.53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8704" calcext:value-type="float">
            <text:p>95.54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6408" calcext:value-type="float">
            <text:p>95.4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6784" calcext:value-type="float">
            <text:p>95.42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812" calcext:value-type="float">
            <text:p>95.4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432" calcext:value-type="float">
            <text:p>95.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432" calcext:value-type="float">
            <text:p>95.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8704" calcext:value-type="float">
            <text:p>95.54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3568" calcext:value-type="float">
            <text:p>95.60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196" calcext:value-type="float">
            <text:p>95.6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1104" calcext:value-type="float">
            <text:p>95.70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292" calcext:value-type="float">
            <text:p>95.75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34" calcext:value-type="float">
            <text:p>95.7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6928" calcext:value-type="float">
            <text:p>95.81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7304" calcext:value-type="float">
            <text:p>95.77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0352" calcext:value-type="float">
            <text:p>95.78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768" calcext:value-type="float">
            <text:p>95.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4256" calcext:value-type="float">
            <text:p>95.77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8056" calcext:value-type="float">
            <text:p>95.69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672" calcext:value-type="float">
            <text:p>95.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55384" calcext:value-type="float">
            <text:p>95.65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85864" calcext:value-type="float">
            <text:p>95.68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82816" calcext:value-type="float">
            <text:p>95.68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4048" calcext:value-type="float">
            <text:p>95.63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3464" calcext:value-type="float">
            <text:p>95.53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5656" calcext:value-type="float">
            <text:p>95.54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6032" calcext:value-type="float">
            <text:p>95.5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9456" calcext:value-type="float">
            <text:p>95.4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9456" calcext:value-type="float">
            <text:p>95.4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3256" calcext:value-type="float">
            <text:p>95.3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288" calcext:value-type="float">
            <text:p>95.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3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7264" calcext:value-type="float">
            <text:p>95.4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0688" calcext:value-type="float">
            <text:p>95.42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0792" calcext:value-type="float">
            <text:p>95.49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384" calcext:value-type="float">
            <text:p>95.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956" calcext:value-type="float">
            <text:p>95.53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8328" calcext:value-type="float">
            <text:p>95.58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4424" calcext:value-type="float">
            <text:p>95.59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7472" calcext:value-type="float">
            <text:p>95.59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3568" calcext:value-type="float">
            <text:p>95.60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2232" calcext:value-type="float">
            <text:p>95.58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5656" calcext:value-type="float">
            <text:p>95.54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0416" calcext:value-type="float">
            <text:p>95.5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0416" calcext:value-type="float">
            <text:p>95.5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3944" calcext:value-type="float">
            <text:p>95.5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7368" calcext:value-type="float">
            <text:p>95.52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7744" calcext:value-type="float">
            <text:p>95.4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8224" calcext:value-type="float">
            <text:p>95.51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2608" calcext:value-type="float">
            <text:p>95.54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0792" calcext:value-type="float">
            <text:p>95.49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908" calcext:value-type="float">
            <text:p>95.50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7744" calcext:value-type="float">
            <text:p>95.4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5072" calcext:value-type="float">
            <text:p>95.44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764" calcext:value-type="float">
            <text:p>95.41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288" calcext:value-type="float">
            <text:p>95.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6304" calcext:value-type="float">
            <text:p>95.39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8392" calcext:value-type="float">
            <text:p>95.3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7536" calcext:value-type="float">
            <text:p>95.3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1816" calcext:value-type="float">
            <text:p>95.30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1336" calcext:value-type="float">
            <text:p>95.2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952" calcext:value-type="float">
            <text:p>95.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856" calcext:value-type="float">
            <text:p>95.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6744" calcext:value-type="float">
            <text:p>95.10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0544" calcext:value-type="float">
            <text:p>95.03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4824" calcext:value-type="float">
            <text:p>94.98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1296" calcext:value-type="float">
            <text:p>94.95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948" calcext:value-type="float">
            <text:p>94.89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2904" calcext:value-type="float">
            <text:p>94.86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1088" calcext:value-type="float">
            <text:p>94.8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9272" calcext:value-type="float">
            <text:p>94.7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8792" calcext:value-type="float">
            <text:p>94.7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2216" calcext:value-type="float">
            <text:p>94.69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04" calcext:value-type="float">
            <text:p>94.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04" calcext:value-type="float">
            <text:p>94.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0776" calcext:value-type="float">
            <text:p>94.60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8584" calcext:value-type="float">
            <text:p>94.58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8104" calcext:value-type="float">
            <text:p>94.55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1632" calcext:value-type="float">
            <text:p>94.59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6872" calcext:value-type="float">
            <text:p>94.60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6016" calcext:value-type="float">
            <text:p>94.61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9544" calcext:value-type="float">
            <text:p>94.64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9168" calcext:value-type="float">
            <text:p>94.68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7456" calcext:value-type="float">
            <text:p>94.70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7456" calcext:value-type="float">
            <text:p>94.70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4408" calcext:value-type="float">
            <text:p>94.70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9272" calcext:value-type="float">
            <text:p>94.7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7936" calcext:value-type="float">
            <text:p>94.73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564" calcext:value-type="float">
            <text:p>94.65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9544" calcext:value-type="float">
            <text:p>94.64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1152" calcext:value-type="float">
            <text:p>94.5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7624" calcext:value-type="float">
            <text:p>94.5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4848" calcext:value-type="float">
            <text:p>94.41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6184" calcext:value-type="float">
            <text:p>94.43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2176" calcext:value-type="float">
            <text:p>94.37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512" calcext:value-type="float">
            <text:p>94.3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6832" calcext:value-type="float">
            <text:p>94.28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77104" calcext:value-type="float">
            <text:p>94.17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224" calcext:value-type="float">
            <text:p>94.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0424" calcext:value-type="float">
            <text:p>94.07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2616" calcext:value-type="float">
            <text:p>94.08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1384" calcext:value-type="float">
            <text:p>94.13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51552" calcext:value-type="float">
            <text:p>93.9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8608" calcext:value-type="float">
            <text:p>94.01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2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7376" calcext:value-type="float">
            <text:p>94.06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5664" calcext:value-type="float">
            <text:p>94.08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2888" calcext:value-type="float">
            <text:p>93.9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604" calcext:value-type="float">
            <text:p>94.04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224" calcext:value-type="float">
            <text:p>94.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42" calcext:value-type="float">
            <text:p>94.5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6016" calcext:value-type="float">
            <text:p>94.61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564" calcext:value-type="float">
            <text:p>94.65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1736" calcext:value-type="float">
            <text:p>94.66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66" calcext:value-type="float">
            <text:p>94.7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4512" calcext:value-type="float">
            <text:p>94.77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9648" calcext:value-type="float">
            <text:p>94.7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0128" calcext:value-type="float">
            <text:p>94.7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0712" calcext:value-type="float">
            <text:p>94.85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5576" calcext:value-type="float">
            <text:p>94.90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5472" calcext:value-type="float">
            <text:p>94.83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9856" calcext:value-type="float">
            <text:p>94.85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2152" calcext:value-type="float">
            <text:p>94.94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9584" calcext:value-type="float">
            <text:p>94.96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3112" calcext:value-type="float">
            <text:p>95.0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664" calcext:value-type="float">
            <text:p>95.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5784" calcext:value-type="float">
            <text:p>95.04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0272" calcext:value-type="float">
            <text:p>95.14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0752" calcext:value-type="float">
            <text:p>95.17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7808" calcext:value-type="float">
            <text:p>95.23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096" calcext:value-type="float">
            <text:p>95.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8872" calcext:value-type="float">
            <text:p>95.3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8976" calcext:value-type="float">
            <text:p>95.43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9936" calcext:value-type="float">
            <text:p>95.4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0896" calcext:value-type="float">
            <text:p>95.56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8808" calcext:value-type="float">
            <text:p>95.61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58432" calcext:value-type="float">
            <text:p>95.65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88912" calcext:value-type="float">
            <text:p>95.68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5968" calcext:value-type="float">
            <text:p>95.75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292" calcext:value-type="float">
            <text:p>95.75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9976" calcext:value-type="float">
            <text:p>95.81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2168" calcext:value-type="float">
            <text:p>95.83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1312" calcext:value-type="float">
            <text:p>95.84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9224" calcext:value-type="float">
            <text:p>95.89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4944" calcext:value-type="float">
            <text:p>95.9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7136" calcext:value-type="float">
            <text:p>95.95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0664" calcext:value-type="float">
            <text:p>95.99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9432" calcext:value-type="float">
            <text:p>96.03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676" calcext:value-type="float">
            <text:p>95.99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296" calcext:value-type="float">
            <text:p>96.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6864" calcext:value-type="float">
            <text:p>96.06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9056" calcext:value-type="float">
            <text:p>96.07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392" calcext:value-type="float">
            <text:p>96.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6592" calcext:value-type="float">
            <text:p>96.17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3648" calcext:value-type="float">
            <text:p>96.24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06" calcext:value-type="float">
            <text:p>96.24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3168" calcext:value-type="float">
            <text:p>96.21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9264" calcext:value-type="float">
            <text:p>96.21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0224" calcext:value-type="float">
            <text:p>96.28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8408" calcext:value-type="float">
            <text:p>96.22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5736" calcext:value-type="float">
            <text:p>96.18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0496" calcext:value-type="float">
            <text:p>96.17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2104" calcext:value-type="float">
            <text:p>96.08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2104" calcext:value-type="float">
            <text:p>96.08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4296" calcext:value-type="float">
            <text:p>96.09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2856" calcext:value-type="float">
            <text:p>96.00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8952" calcext:value-type="float">
            <text:p>96.00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628" calcext:value-type="float">
            <text:p>95.9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3232" calcext:value-type="float">
            <text:p>95.9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2752" calcext:value-type="float">
            <text:p>95.93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6176" calcext:value-type="float">
            <text:p>95.89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8368" calcext:value-type="float">
            <text:p>95.90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0832" calcext:value-type="float">
            <text:p>95.8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1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58" calcext:value-type="float">
            <text:p>95.9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008" calcext:value-type="float">
            <text:p>95.8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3712" calcext:value-type="float">
            <text:p>95.99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2376" calcext:value-type="float">
            <text:p>95.9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3816" calcext:value-type="float">
            <text:p>96.06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0872" calcext:value-type="float">
            <text:p>96.1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44" calcext:value-type="float">
            <text:p>96.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5632" calcext:value-type="float">
            <text:p>96.11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4776" calcext:value-type="float">
            <text:p>96.12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488" calcext:value-type="float">
            <text:p>96.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632" calcext:value-type="float">
            <text:p>96.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5464" calcext:value-type="float">
            <text:p>96.29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156" calcext:value-type="float">
            <text:p>96.30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728" calcext:value-type="float">
            <text:p>96.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8136" calcext:value-type="float">
            <text:p>96.3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4232" calcext:value-type="float">
            <text:p>96.34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4816" calcext:value-type="float">
            <text:p>96.44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7384" calcext:value-type="float">
            <text:p>96.41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6904" calcext:value-type="float">
            <text:p>96.38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7008" calcext:value-type="float">
            <text:p>96.45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444" calcext:value-type="float">
            <text:p>96.48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872" calcext:value-type="float">
            <text:p>96.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5296" calcext:value-type="float">
            <text:p>96.47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3584" calcext:value-type="float">
            <text:p>96.49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3584" calcext:value-type="float">
            <text:p>96.49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1496" calcext:value-type="float">
            <text:p>96.55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5024" calcext:value-type="float">
            <text:p>96.58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4648" calcext:value-type="float">
            <text:p>96.62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4752" calcext:value-type="float">
            <text:p>96.69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4376" calcext:value-type="float">
            <text:p>96.73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876" calcext:value-type="float">
            <text:p>96.75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924" calcext:value-type="float">
            <text:p>96.78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5336" calcext:value-type="float">
            <text:p>96.79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972" calcext:value-type="float">
            <text:p>96.81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5336" calcext:value-type="float">
            <text:p>96.79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9032" calcext:value-type="float">
            <text:p>96.64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112" calcext:value-type="float">
            <text:p>96.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7968" calcext:value-type="float">
            <text:p>96.5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396" calcext:value-type="float">
            <text:p>96.45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872" calcext:value-type="float">
            <text:p>96.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348" calcext:value-type="float">
            <text:p>96.42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8136" calcext:value-type="float">
            <text:p>96.3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4984" calcext:value-type="float">
            <text:p>96.2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3272" calcext:value-type="float">
            <text:p>96.28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0016" calcext:value-type="float">
            <text:p>96.14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44" calcext:value-type="float">
            <text:p>96.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5256" calcext:value-type="float">
            <text:p>96.15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82" calcext:value-type="float">
            <text:p>96.0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9536" calcext:value-type="float">
            <text:p>96.1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0392" calcext:value-type="float">
            <text:p>96.10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6112" calcext:value-type="float">
            <text:p>96.14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6112" calcext:value-type="float">
            <text:p>96.14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1832" calcext:value-type="float">
            <text:p>96.19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1832" calcext:value-type="float">
            <text:p>96.19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7072" calcext:value-type="float">
            <text:p>96.20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964" calcext:value-type="float">
            <text:p>96.1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2312" calcext:value-type="float">
            <text:p>96.22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1832" calcext:value-type="float">
            <text:p>96.19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1456" calcext:value-type="float">
            <text:p>96.23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1728" calcext:value-type="float">
            <text:p>96.1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6112" calcext:value-type="float">
            <text:p>96.14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9536" calcext:value-type="float">
            <text:p>96.1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296" calcext:value-type="float">
            <text:p>96.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2376" calcext:value-type="float">
            <text:p>95.9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4672" calcext:value-type="float">
            <text:p>96.05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1624" calcext:value-type="float">
            <text:p>96.0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724" calcext:value-type="float">
            <text:p>96.02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1144" calcext:value-type="float">
            <text:p>96.02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70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9536" calcext:value-type="float">
            <text:p>96.1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0392" calcext:value-type="float">
            <text:p>96.10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82" calcext:value-type="float">
            <text:p>96.0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868" calcext:value-type="float">
            <text:p>96.1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1248" calcext:value-type="float">
            <text:p>96.09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868" calcext:value-type="float">
            <text:p>96.1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0872" calcext:value-type="float">
            <text:p>96.1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4776" calcext:value-type="float">
            <text:p>96.12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868" calcext:value-type="float">
            <text:p>96.1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772" calcext:value-type="float">
            <text:p>96.05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82" calcext:value-type="float">
            <text:p>96.0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1248" calcext:value-type="float">
            <text:p>96.09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7344" calcext:value-type="float">
            <text:p>96.09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4672" calcext:value-type="float">
            <text:p>96.05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7344" calcext:value-type="float">
            <text:p>96.09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8952" calcext:value-type="float">
            <text:p>96.00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3816" calcext:value-type="float">
            <text:p>96.06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6488" calcext:value-type="float">
            <text:p>96.10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4776" calcext:value-type="float">
            <text:p>96.12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0872" calcext:value-type="float">
            <text:p>96.1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1352" calcext:value-type="float">
            <text:p>96.16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1352" calcext:value-type="float">
            <text:p>96.16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2312" calcext:value-type="float">
            <text:p>96.22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584" calcext:value-type="float">
            <text:p>96.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3752" calcext:value-type="float">
            <text:p>96.31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252" calcext:value-type="float">
            <text:p>96.36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2624" calcext:value-type="float">
            <text:p>96.43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968" calcext:value-type="float">
            <text:p>96.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8072" calcext:value-type="float">
            <text:p>96.58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0368" calcext:value-type="float">
            <text:p>96.67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0952" calcext:value-type="float">
            <text:p>96.77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02" calcext:value-type="float">
            <text:p>96.8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8968" calcext:value-type="float">
            <text:p>96.89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4208" calcext:value-type="float">
            <text:p>96.91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2704" calcext:value-type="float">
            <text:p>97.07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788" calcext:value-type="float">
            <text:p>97.3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5872" calcext:value-type="float">
            <text:p>98.0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1864" calcext:value-type="float">
            <text:p>97.97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9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844" calcext:value-type="float">
            <text:p>98.0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8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5976" calcext:value-type="float">
            <text:p>98.1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8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1528" calcext:value-type="float">
            <text:p>98.3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8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29064" calcext:value-type="float">
            <text:p>98.42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8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4784" calcext:value-type="float">
            <text:p>98.47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8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5264" calcext:value-type="float">
            <text:p>98.50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8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3344" calcext:value-type="float">
            <text:p>98.3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5432" calcext:value-type="float">
            <text:p>98.3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8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8272" calcext:value-type="float">
            <text:p>98.1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8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2176" calcext:value-type="float">
            <text:p>98.1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8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1152" calcext:value-type="float">
            <text:p>98.3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8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4848" calcext:value-type="float">
            <text:p>98.2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8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036" calcext:value-type="float">
            <text:p>98.1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7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2656" calcext:value-type="float">
            <text:p>98.2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7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22968" calcext:value-type="float">
            <text:p>98.42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7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28" calcext:value-type="float">
            <text:p>98.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7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7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7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7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1336" calcext:value-type="float">
            <text:p>99.0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7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8456" calcext:value-type="float">
            <text:p>98.89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7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7016" calcext:value-type="float">
            <text:p>98.80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7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4552" calcext:value-type="float">
            <text:p>98.90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7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9896" calcext:value-type="float">
            <text:p>98.98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7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76" calcext:value-type="float">
            <text:p>98.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6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0648" calcext:value-type="float">
            <text:p>98.91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6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6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2736" calcext:value-type="float">
            <text:p>98.85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6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8728" calcext:value-type="float">
            <text:p>98.78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6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8144" calcext:value-type="float">
            <text:p>98.68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6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6496" calcext:value-type="float">
            <text:p>98.45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6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0296" calcext:value-type="float">
            <text:p>98.3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6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752" calcext:value-type="float">
            <text:p>98.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6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944" calcext:value-type="float">
            <text:p>98.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6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9752" calcext:value-type="float">
            <text:p>98.59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6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612" calcext:value-type="float">
            <text:p>98.49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6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38208" calcext:value-type="float">
            <text:p>98.43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5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0776" calcext:value-type="float">
            <text:p>98.4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136" calcext:value-type="float">
            <text:p>98.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5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1464" calcext:value-type="float">
            <text:p>98.58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5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7328" calcext:value-type="float">
            <text:p>99.01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5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2776" calcext:value-type="float">
            <text:p>99.17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5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3296" calcext:value-type="float">
            <text:p>99.52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5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5696" calcext:value-type="float">
            <text:p>99.6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5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5152" calcext:value-type="float">
            <text:p>99.89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5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4232" calcext:value-type="float">
            <text:p>100.15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5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3584" calcext:value-type="float">
            <text:p>100.30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5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4064" calcext:value-type="float">
            <text:p>100.33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5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1976" calcext:value-type="float">
            <text:p>100.39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4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2936" calcext:value-type="float">
            <text:p>100.45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4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6944" calcext:value-type="float">
            <text:p>100.51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4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9616" calcext:value-type="float">
            <text:p>100.55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4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3624" calcext:value-type="float">
            <text:p>100.62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4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6296" calcext:value-type="float">
            <text:p>100.66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4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7152" calcext:value-type="float">
            <text:p>100.65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1912" calcext:value-type="float">
            <text:p>100.64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4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6192" calcext:value-type="float">
            <text:p>100.59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4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4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8656" calcext:value-type="float">
            <text:p>100.49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3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9888" calcext:value-type="float">
            <text:p>100.44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3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3688" calcext:value-type="float">
            <text:p>100.37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3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8928" calcext:value-type="float">
            <text:p>100.38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3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7696" calcext:value-type="float">
            <text:p>100.43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3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2456" calcext:value-type="float">
            <text:p>100.42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3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636" calcext:value-type="float">
            <text:p>100.41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3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3688" calcext:value-type="float">
            <text:p>100.37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3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85296" calcext:value-type="float">
            <text:p>100.28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3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57864" calcext:value-type="float">
            <text:p>100.25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3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6528" calcext:value-type="float">
            <text:p>100.23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8616" calcext:value-type="float">
            <text:p>100.1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3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0328" calcext:value-type="float">
            <text:p>100.16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2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3856" calcext:value-type="float">
            <text:p>100.1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2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5088" calcext:value-type="float">
            <text:p>100.14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2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7656" calcext:value-type="float">
            <text:p>100.11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2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9744" calcext:value-type="float">
            <text:p>100.05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2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7072" calcext:value-type="float">
            <text:p>100.01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2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2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5528" calcext:value-type="float">
            <text:p>99.85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2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5528" calcext:value-type="float">
            <text:p>99.85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2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2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1352" calcext:value-type="float">
            <text:p>99.97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2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82" calcext:value-type="float">
            <text:p>99.8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1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9056" calcext:value-type="float">
            <text:p>99.88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1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2104" calcext:value-type="float">
            <text:p>99.89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1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4296" calcext:value-type="float">
            <text:p>99.9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1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724" calcext:value-type="float">
            <text:p>99.8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1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436" calcext:value-type="float">
            <text:p>99.65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1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9016" calcext:value-type="float">
            <text:p>99.56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1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1104" calcext:value-type="float">
            <text:p>99.51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1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6616" calcext:value-type="float">
            <text:p>99.41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1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3944" calcext:value-type="float">
            <text:p>99.37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1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7368" calcext:value-type="float">
            <text:p>99.33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1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86" calcext:value-type="float">
            <text:p>99.2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0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3736" calcext:value-type="float">
            <text:p>99.23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0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952" calcext:value-type="float">
            <text:p>99.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0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4176" calcext:value-type="float">
            <text:p>98.94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0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8832" calcext:value-type="float">
            <text:p>98.85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0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6912" calcext:value-type="float">
            <text:p>98.73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0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8896" calcext:value-type="float">
            <text:p>98.60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0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1464" calcext:value-type="float">
            <text:p>98.58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0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2216" calcext:value-type="float">
            <text:p>98.50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0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944" calcext:value-type="float">
            <text:p>98.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60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0672" calcext:value-type="float">
            <text:p>98.3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9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1048" calcext:value-type="float">
            <text:p>98.3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9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4472" calcext:value-type="float">
            <text:p>98.2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9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9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8064" calcext:value-type="float">
            <text:p>98.0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9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6896" calcext:value-type="float">
            <text:p>97.8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9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792" calcext:value-type="float">
            <text:p>97.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9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0384" calcext:value-type="float">
            <text:p>97.5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9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0552" calcext:value-type="float">
            <text:p>97.38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9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4832" calcext:value-type="float">
            <text:p>97.33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9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6376" calcext:value-type="float">
            <text:p>97.49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9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3808" calcext:value-type="float">
            <text:p>97.52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4288" calcext:value-type="float">
            <text:p>97.55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8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1072" calcext:value-type="float">
            <text:p>97.7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8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8024" calcext:value-type="float">
            <text:p>97.7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8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7648" calcext:value-type="float">
            <text:p>97.7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8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9736" calcext:value-type="float">
            <text:p>97.7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8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46" calcext:value-type="float">
            <text:p>97.7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8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3952" calcext:value-type="float">
            <text:p>97.91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1216" calcext:value-type="float">
            <text:p>98.1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8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1904" calcext:value-type="float">
            <text:p>98.2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8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1736" calcext:value-type="float">
            <text:p>98.47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8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424" calcext:value-type="float">
            <text:p>98.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8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188" calcext:value-type="float">
            <text:p>98.8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7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6096" calcext:value-type="float">
            <text:p>99.06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7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4592" calcext:value-type="float">
            <text:p>99.22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7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1752" calcext:value-type="float">
            <text:p>99.36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0792" calcext:value-type="float">
            <text:p>99.3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5448" calcext:value-type="float">
            <text:p>99.21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764" calcext:value-type="float">
            <text:p>99.22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336" calcext:value-type="float">
            <text:p>99.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4216" calcext:value-type="float">
            <text:p>99.26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6408" calcext:value-type="float">
            <text:p>99.27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7744" calcext:value-type="float">
            <text:p>99.2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6032" calcext:value-type="float">
            <text:p>99.31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0416" calcext:value-type="float">
            <text:p>99.34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6512" calcext:value-type="float">
            <text:p>99.34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3944" calcext:value-type="float">
            <text:p>99.37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6136" calcext:value-type="float">
            <text:p>99.38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6136" calcext:value-type="float">
            <text:p>99.38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3944" calcext:value-type="float">
            <text:p>99.37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9184" calcext:value-type="float">
            <text:p>99.3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8328" calcext:value-type="float">
            <text:p>99.39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1376" calcext:value-type="float">
            <text:p>99.40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1376" calcext:value-type="float">
            <text:p>99.40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9664" calcext:value-type="float">
            <text:p>99.41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5656" calcext:value-type="float">
            <text:p>99.3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7848" calcext:value-type="float">
            <text:p>99.36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3944" calcext:value-type="float">
            <text:p>99.37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1752" calcext:value-type="float">
            <text:p>99.36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004" calcext:value-type="float">
            <text:p>99.38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5656" calcext:value-type="float">
            <text:p>99.3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6888" calcext:value-type="float">
            <text:p>99.30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8224" calcext:value-type="float">
            <text:p>99.32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1648" calcext:value-type="float">
            <text:p>99.29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0792" calcext:value-type="float">
            <text:p>99.3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0792" calcext:value-type="float">
            <text:p>99.3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7744" calcext:value-type="float">
            <text:p>99.2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336" calcext:value-type="float">
            <text:p>99.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6784" calcext:value-type="float">
            <text:p>99.23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5072" calcext:value-type="float">
            <text:p>99.25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288" calcext:value-type="float">
            <text:p>99.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0312" calcext:value-type="float">
            <text:p>99.27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288" calcext:value-type="float">
            <text:p>99.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6408" calcext:value-type="float">
            <text:p>99.27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1648" calcext:value-type="float">
            <text:p>99.29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2984" calcext:value-type="float">
            <text:p>99.31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7264" calcext:value-type="float">
            <text:p>99.26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336" calcext:value-type="float">
            <text:p>99.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6408" calcext:value-type="float">
            <text:p>99.27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8224" calcext:value-type="float">
            <text:p>99.32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0792" calcext:value-type="float">
            <text:p>99.3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7264" calcext:value-type="float">
            <text:p>99.26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5176" calcext:value-type="float">
            <text:p>99.3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384" calcext:value-type="float">
            <text:p>99.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6888" calcext:value-type="float">
            <text:p>99.30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5552" calcext:value-type="float">
            <text:p>99.28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6888" calcext:value-type="float">
            <text:p>99.30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336" calcext:value-type="float">
            <text:p>99.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5928" calcext:value-type="float">
            <text:p>99.24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1168" calcext:value-type="float">
            <text:p>99.26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3736" calcext:value-type="float">
            <text:p>99.23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2024" calcext:value-type="float">
            <text:p>99.25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4968" calcext:value-type="float">
            <text:p>99.18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288" calcext:value-type="float">
            <text:p>99.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4112" calcext:value-type="float">
            <text:p>99.19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4968" calcext:value-type="float">
            <text:p>99.18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8496" calcext:value-type="float">
            <text:p>99.21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5824" calcext:value-type="float">
            <text:p>99.17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7536" calcext:value-type="float">
            <text:p>99.15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2776" calcext:value-type="float">
            <text:p>99.17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4488" calcext:value-type="float">
            <text:p>99.15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8392" calcext:value-type="float">
            <text:p>99.14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1816" calcext:value-type="float">
            <text:p>99.11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8768" calcext:value-type="float">
            <text:p>99.10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2672" calcext:value-type="float">
            <text:p>99.10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2672" calcext:value-type="float">
            <text:p>99.10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2672" calcext:value-type="float">
            <text:p>99.10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3528" calcext:value-type="float">
            <text:p>99.09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9144" calcext:value-type="float">
            <text:p>99.06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3528" calcext:value-type="float">
            <text:p>99.09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1336" calcext:value-type="float">
            <text:p>99.0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6096" calcext:value-type="float">
            <text:p>99.06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4476" calcext:value-type="float">
            <text:p>99.04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952" calcext:value-type="float">
            <text:p>99.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3424" calcext:value-type="float">
            <text:p>99.02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904" calcext:value-type="float">
            <text:p>98.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2944" calcext:value-type="float">
            <text:p>98.99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0752" calcext:value-type="float">
            <text:p>98.98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0272" calcext:value-type="float">
            <text:p>98.9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4656" calcext:value-type="float">
            <text:p>98.97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4656" calcext:value-type="float">
            <text:p>98.97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7224" calcext:value-type="float">
            <text:p>98.9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5032" calcext:value-type="float">
            <text:p>98.93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6744" calcext:value-type="float">
            <text:p>98.91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3696" calcext:value-type="float">
            <text:p>98.91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4552" calcext:value-type="float">
            <text:p>98.90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8456" calcext:value-type="float">
            <text:p>98.89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76" calcext:value-type="float">
            <text:p>98.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3216" calcext:value-type="float">
            <text:p>98.8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0168" calcext:value-type="float">
            <text:p>98.88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4072" calcext:value-type="float">
            <text:p>98.87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0544" calcext:value-type="float">
            <text:p>98.84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7976" calcext:value-type="float">
            <text:p>98.8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664" calcext:value-type="float">
            <text:p>98.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0544" calcext:value-type="float">
            <text:p>98.84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9688" calcext:value-type="float">
            <text:p>98.84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5784" calcext:value-type="float">
            <text:p>98.85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188" calcext:value-type="float">
            <text:p>98.8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3112" calcext:value-type="float">
            <text:p>98.81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616" calcext:value-type="float">
            <text:p>98.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6536" calcext:value-type="float">
            <text:p>98.77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3968" calcext:value-type="float">
            <text:p>98.80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6056" calcext:value-type="float">
            <text:p>98.74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0816" calcext:value-type="float">
            <text:p>98.73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3864" calcext:value-type="float">
            <text:p>98.73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67392" calcext:value-type="float">
            <text:p>98.76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8144" calcext:value-type="float">
            <text:p>98.68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5952" calcext:value-type="float">
            <text:p>98.67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1192" calcext:value-type="float">
            <text:p>98.69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1568" calcext:value-type="float">
            <text:p>98.65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0232" calcext:value-type="float">
            <text:p>98.63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4136" calcext:value-type="float">
            <text:p>98.62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1568" calcext:value-type="float">
            <text:p>98.65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5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4512" calcext:value-type="float">
            <text:p>98.58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8416" calcext:value-type="float">
            <text:p>98.57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4616" calcext:value-type="float">
            <text:p>98.65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9752" calcext:value-type="float">
            <text:p>98.59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4136" calcext:value-type="float">
            <text:p>98.62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184" calcext:value-type="float">
            <text:p>98.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5368" calcext:value-type="float">
            <text:p>98.57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5368" calcext:value-type="float">
            <text:p>98.57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3176" calcext:value-type="float">
            <text:p>98.56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0504" calcext:value-type="float">
            <text:p>98.52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7936" calcext:value-type="float">
            <text:p>98.54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3928" calcext:value-type="float">
            <text:p>98.48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8312" calcext:value-type="float">
            <text:p>98.50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3072" calcext:value-type="float">
            <text:p>98.49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9544" calcext:value-type="float">
            <text:p>98.4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7352" calcext:value-type="float">
            <text:p>98.44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32112" calcext:value-type="float">
            <text:p>98.43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32112" calcext:value-type="float">
            <text:p>98.43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3344" calcext:value-type="float">
            <text:p>98.3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6392" calcext:value-type="float">
            <text:p>98.38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372" calcext:value-type="float">
            <text:p>98.3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2864" calcext:value-type="float">
            <text:p>98.3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372" calcext:value-type="float">
            <text:p>98.3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7144" calcext:value-type="float">
            <text:p>98.3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4952" calcext:value-type="float">
            <text:p>98.29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8856" calcext:value-type="float">
            <text:p>98.2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1904" calcext:value-type="float">
            <text:p>98.2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18" calcext:value-type="float">
            <text:p>98.2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7896" calcext:value-type="float">
            <text:p>98.2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7896" calcext:value-type="float">
            <text:p>98.2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0464" calcext:value-type="float">
            <text:p>98.2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8272" calcext:value-type="float">
            <text:p>98.1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6936" calcext:value-type="float">
            <text:p>98.1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9504" calcext:value-type="float">
            <text:p>98.1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2072" calcext:value-type="float">
            <text:p>98.1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9024" calcext:value-type="float">
            <text:p>98.1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6352" calcext:value-type="float">
            <text:p>98.0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0256" calcext:value-type="float">
            <text:p>98.0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6248" calcext:value-type="float">
            <text:p>97.9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1008" calcext:value-type="float">
            <text:p>97.9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796" calcext:value-type="float">
            <text:p>97.9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9192" calcext:value-type="float">
            <text:p>97.9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3096" calcext:value-type="float">
            <text:p>97.9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0424" calcext:value-type="float">
            <text:p>97.8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5184" calcext:value-type="float">
            <text:p>97.8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9464" calcext:value-type="float">
            <text:p>97.8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9464" calcext:value-type="float">
            <text:p>97.8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8128" calcext:value-type="float">
            <text:p>97.7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8984" calcext:value-type="float">
            <text:p>97.7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7648" calcext:value-type="float">
            <text:p>97.7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1072" calcext:value-type="float">
            <text:p>97.7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4976" calcext:value-type="float">
            <text:p>97.7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5456" calcext:value-type="float">
            <text:p>97.7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1176" calcext:value-type="float">
            <text:p>97.8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5184" calcext:value-type="float">
            <text:p>97.8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2992" calcext:value-type="float">
            <text:p>97.8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8712" calcext:value-type="float">
            <text:p>97.8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8336" calcext:value-type="float">
            <text:p>97.9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1384" calcext:value-type="float">
            <text:p>97.9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4912" calcext:value-type="float">
            <text:p>97.9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9192" calcext:value-type="float">
            <text:p>97.9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7584" calcext:value-type="float">
            <text:p>98.0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0528" calcext:value-type="float">
            <text:p>97.9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1864" calcext:value-type="float">
            <text:p>97.97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0152" calcext:value-type="float">
            <text:p>97.9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7104" calcext:value-type="float">
            <text:p>97.9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5768" calcext:value-type="float">
            <text:p>97.9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4056" calcext:value-type="float">
            <text:p>97.9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4912" calcext:value-type="float">
            <text:p>97.9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3952" calcext:value-type="float">
            <text:p>97.91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7856" calcext:value-type="float">
            <text:p>97.9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652" calcext:value-type="float">
            <text:p>97.8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224" calcext:value-type="float">
            <text:p>97.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3096" calcext:value-type="float">
            <text:p>97.9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0904" calcext:value-type="float">
            <text:p>97.9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1384" calcext:value-type="float">
            <text:p>97.9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8712" calcext:value-type="float">
            <text:p>97.8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3096" calcext:value-type="float">
            <text:p>97.9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7" calcext:value-type="float">
            <text:p>97.9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8232" calcext:value-type="float">
            <text:p>97.8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7" calcext:value-type="float">
            <text:p>97.9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5664" calcext:value-type="float">
            <text:p>97.8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6144" calcext:value-type="float">
            <text:p>97.9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6144" calcext:value-type="float">
            <text:p>97.9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3576" calcext:value-type="float">
            <text:p>97.9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1384" calcext:value-type="float">
            <text:p>97.9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2616" calcext:value-type="float">
            <text:p>97.8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3096" calcext:value-type="float">
            <text:p>97.9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652" calcext:value-type="float">
            <text:p>97.8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7856" calcext:value-type="float">
            <text:p>97.9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7376" calcext:value-type="float">
            <text:p>97.8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5184" calcext:value-type="float">
            <text:p>97.8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7856" calcext:value-type="float">
            <text:p>97.9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5664" calcext:value-type="float">
            <text:p>97.8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3472" calcext:value-type="float">
            <text:p>97.8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2992" calcext:value-type="float">
            <text:p>97.8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9088" calcext:value-type="float">
            <text:p>97.8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604" calcext:value-type="float">
            <text:p>97.8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2512" calcext:value-type="float">
            <text:p>97.8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4224" calcext:value-type="float">
            <text:p>97.8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2032" calcext:value-type="float">
            <text:p>97.79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3744" calcext:value-type="float">
            <text:p>97.7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6312" calcext:value-type="float">
            <text:p>97.74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5456" calcext:value-type="float">
            <text:p>97.7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888" calcext:value-type="float">
            <text:p>97.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6688" calcext:value-type="float">
            <text:p>97.70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364" calcext:value-type="float">
            <text:p>97.7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7544" calcext:value-type="float">
            <text:p>97.6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4016" calcext:value-type="float">
            <text:p>97.66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792" calcext:value-type="float">
            <text:p>97.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9152" calcext:value-type="float">
            <text:p>97.6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4768" calcext:value-type="float">
            <text:p>97.5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2576" calcext:value-type="float">
            <text:p>97.57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2096" calcext:value-type="float">
            <text:p>97.5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7712" calcext:value-type="float">
            <text:p>97.5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5624" calcext:value-type="float">
            <text:p>97.5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3056" calcext:value-type="float">
            <text:p>97.6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8672" calcext:value-type="float">
            <text:p>97.5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744" calcext:value-type="float">
            <text:p>97.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6584" calcext:value-type="float">
            <text:p>97.6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9256" calcext:value-type="float">
            <text:p>97.6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9736" calcext:value-type="float">
            <text:p>97.7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2408" calcext:value-type="float">
            <text:p>97.75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6416" calcext:value-type="float">
            <text:p>97.8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7376" calcext:value-type="float">
            <text:p>97.8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9672" calcext:value-type="float">
            <text:p>97.9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2824" calcext:value-type="float">
            <text:p>98.0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7688" calcext:value-type="float">
            <text:p>98.0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5016" calcext:value-type="float">
            <text:p>98.0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036" calcext:value-type="float">
            <text:p>98.1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9504" calcext:value-type="float">
            <text:p>98.1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1696" calcext:value-type="float">
            <text:p>98.1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608" calcext:value-type="float">
            <text:p>98.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2552" calcext:value-type="float">
            <text:p>98.1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9984" calcext:value-type="float">
            <text:p>98.1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6832" calcext:value-type="float">
            <text:p>98.0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1696" calcext:value-type="float">
            <text:p>98.1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9504" calcext:value-type="float">
            <text:p>98.1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8544" calcext:value-type="float">
            <text:p>98.0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0736" calcext:value-type="float">
            <text:p>98.0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1592" calcext:value-type="float">
            <text:p>98.0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7312" calcext:value-type="float">
            <text:p>98.1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3784" calcext:value-type="float">
            <text:p>98.0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4264" calcext:value-type="float">
            <text:p>98.1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4264" calcext:value-type="float">
            <text:p>98.1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9504" calcext:value-type="float">
            <text:p>98.1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8272" calcext:value-type="float">
            <text:p>98.1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8752" calcext:value-type="float">
            <text:p>98.2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0464" calcext:value-type="float">
            <text:p>98.2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2176" calcext:value-type="float">
            <text:p>98.1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4848" calcext:value-type="float">
            <text:p>98.2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7896" calcext:value-type="float">
            <text:p>98.2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7416" calcext:value-type="float">
            <text:p>98.1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6184" calcext:value-type="float">
            <text:p>98.2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8376" calcext:value-type="float">
            <text:p>98.2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7896" calcext:value-type="float">
            <text:p>98.2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4472" calcext:value-type="float">
            <text:p>98.2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5328" calcext:value-type="float">
            <text:p>98.2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1904" calcext:value-type="float">
            <text:p>98.2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228" calcext:value-type="float">
            <text:p>98.2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0568" calcext:value-type="float">
            <text:p>98.2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9712" calcext:value-type="float">
            <text:p>98.2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3616" calcext:value-type="float">
            <text:p>98.2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9816" calcext:value-type="float">
            <text:p>98.3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9816" calcext:value-type="float">
            <text:p>98.3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42" calcext:value-type="float">
            <text:p>98.3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42" calcext:value-type="float">
            <text:p>98.3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0296" calcext:value-type="float">
            <text:p>98.3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6872" calcext:value-type="float">
            <text:p>98.41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3448" calcext:value-type="float">
            <text:p>98.45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612" calcext:value-type="float">
            <text:p>98.49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7936" calcext:value-type="float">
            <text:p>98.54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188" calcext:value-type="float">
            <text:p>98.8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0168" calcext:value-type="float">
            <text:p>98.88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0168" calcext:value-type="float">
            <text:p>98.88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1128" calcext:value-type="float">
            <text:p>98.9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332" calcext:value-type="float">
            <text:p>98.9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332" calcext:value-type="float">
            <text:p>98.9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7704" calcext:value-type="float">
            <text:p>98.97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38" calcext:value-type="float">
            <text:p>98.9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5512" calcext:value-type="float">
            <text:p>98.9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5512" calcext:value-type="float">
            <text:p>98.9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5512" calcext:value-type="float">
            <text:p>98.9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0648" calcext:value-type="float">
            <text:p>98.91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2736" calcext:value-type="float">
            <text:p>98.85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3216" calcext:value-type="float">
            <text:p>98.8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5304" calcext:value-type="float">
            <text:p>98.82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7976" calcext:value-type="float">
            <text:p>98.8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3968" calcext:value-type="float">
            <text:p>98.80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616" calcext:value-type="float">
            <text:p>98.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092" calcext:value-type="float">
            <text:p>98.80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616" calcext:value-type="float">
            <text:p>98.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2632" calcext:value-type="float">
            <text:p>98.78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9104" calcext:value-type="float">
            <text:p>98.74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1192" calcext:value-type="float">
            <text:p>98.69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424" calcext:value-type="float">
            <text:p>98.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3384" calcext:value-type="float">
            <text:p>98.70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2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9104" calcext:value-type="float">
            <text:p>98.74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3008" calcext:value-type="float">
            <text:p>98.74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9" calcext:value-type="float">
            <text:p>98.6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568" calcext:value-type="float">
            <text:p>98.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044" calcext:value-type="float">
            <text:p>98.7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3968" calcext:value-type="float">
            <text:p>98.80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4072" calcext:value-type="float">
            <text:p>98.87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1776" calcext:value-type="float">
            <text:p>98.79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664" calcext:value-type="float">
            <text:p>98.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9312" calcext:value-type="float">
            <text:p>98.88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2736" calcext:value-type="float">
            <text:p>98.85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284" calcext:value-type="float">
            <text:p>98.9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0168" calcext:value-type="float">
            <text:p>98.88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4656" calcext:value-type="float">
            <text:p>98.97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38" calcext:value-type="float">
            <text:p>98.9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6368" calcext:value-type="float">
            <text:p>98.95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5136" calcext:value-type="float">
            <text:p>99.00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904" calcext:value-type="float">
            <text:p>98.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6952" calcext:value-type="float">
            <text:p>99.05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38664" calcext:value-type="float">
            <text:p>99.03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952" calcext:value-type="float">
            <text:p>99.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6576" calcext:value-type="float">
            <text:p>99.09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1816" calcext:value-type="float">
            <text:p>99.11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35616" calcext:value-type="float">
            <text:p>99.03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3528" calcext:value-type="float">
            <text:p>99.09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572" calcext:value-type="float">
            <text:p>99.10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2672" calcext:value-type="float">
            <text:p>99.10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1816" calcext:value-type="float">
            <text:p>99.11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6952" calcext:value-type="float">
            <text:p>99.05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0856" calcext:value-type="float">
            <text:p>99.05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3904" calcext:value-type="float">
            <text:p>99.05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3904" calcext:value-type="float">
            <text:p>99.05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38664" calcext:value-type="float">
            <text:p>99.03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0376" calcext:value-type="float">
            <text:p>99.02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47808" calcext:value-type="float">
            <text:p>99.04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35616" calcext:value-type="float">
            <text:p>99.03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904" calcext:value-type="float">
            <text:p>98.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428" calcext:value-type="float">
            <text:p>99.0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952" calcext:value-type="float">
            <text:p>99.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5136" calcext:value-type="float">
            <text:p>99.00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5136" calcext:value-type="float">
            <text:p>99.00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904" calcext:value-type="float">
            <text:p>98.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5512" calcext:value-type="float">
            <text:p>98.9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5512" calcext:value-type="float">
            <text:p>98.9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7224" calcext:value-type="float">
            <text:p>98.9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7224" calcext:value-type="float">
            <text:p>98.9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0272" calcext:value-type="float">
            <text:p>98.9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9792" calcext:value-type="float">
            <text:p>98.91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5304" calcext:value-type="float">
            <text:p>98.82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712" calcext:value-type="float">
            <text:p>98.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4928" calcext:value-type="float">
            <text:p>98.86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5888" calcext:value-type="float">
            <text:p>98.9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7224" calcext:value-type="float">
            <text:p>98.9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1504" calcext:value-type="float">
            <text:p>98.9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8456" calcext:value-type="float">
            <text:p>98.89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712" calcext:value-type="float">
            <text:p>98.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9312" calcext:value-type="float">
            <text:p>98.88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4072" calcext:value-type="float">
            <text:p>98.87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1984" calcext:value-type="float">
            <text:p>98.9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6368" calcext:value-type="float">
            <text:p>98.95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044" calcext:value-type="float">
            <text:p>98.7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0272" calcext:value-type="float">
            <text:p>98.9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188" calcext:value-type="float">
            <text:p>98.8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2256" calcext:value-type="float">
            <text:p>98.82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664" calcext:value-type="float">
            <text:p>98.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1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2256" calcext:value-type="float">
            <text:p>98.82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0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8872" calcext:value-type="float">
            <text:p>99.17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0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668" calcext:value-type="float">
            <text:p>99.16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0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4384" calcext:value-type="float">
            <text:p>99.08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0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048" calcext:value-type="float">
            <text:p>99.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0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7432" calcext:value-type="float">
            <text:p>99.08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0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3944" calcext:value-type="float">
            <text:p>99.37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126112550701</text:p>
          </table:table-cell>
          <table:table-cell office:value-type="string" calcext:value-type="string">
            <text:p>1950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964" calcext:value-type="float">
            <text:p>99.9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2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571" meta:object-count="0"/>
    <meta:user-defined meta:name="AppVersion">3.0</meta:user-defined>
  </office:meta>
</office:document-meta>
</file>